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/>
    </style:style>
    <style:style style:name="P2" style:parent-style-name="Textbody" style:family="paragraph"/>
    <style:style style:name="T3" style:parent-style-name="DefaultParagraphFont" style:family="text">
      <style:text-properties style:font-name="Times New Roman"/>
    </style:style>
    <style:style style:name="T4" style:parent-style-name="SourceTex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P6" style:parent-style-name="ListParagraph" style:family="paragraph">
      <style:paragraph-properties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4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1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5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2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5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3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4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2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5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4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5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5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6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65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6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6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6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71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7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3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7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7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7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81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8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3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8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8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8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9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94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9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9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00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0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0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4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0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09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11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6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1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19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1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4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2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6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12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0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3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2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3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3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36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3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39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4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4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4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4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4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48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4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5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5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5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5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5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5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156" style:parent-style-name="Textbody" style:family="paragraph">
      <style:paragraph-properties fo:margin-left="0.5in">
        <style:tab-stops/>
      </style:paragraph-properties>
    </style:style>
    <style:style style:name="P157" style:parent-style-name="Textbody" style:family="paragraph"/>
    <style:style style:name="T158" style:parent-style-name="DefaultParagraphFont" style:family="text">
      <style:text-properties style:font-name="Times New Roman"/>
    </style:style>
    <style:style style:name="T159" style:parent-style-name="SourceTex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SourceText" style:family="text">
      <style:text-properties style:font-name="Times New Roman"/>
    </style:style>
    <style:style style:name="T162" style:parent-style-name="DefaultParagraphFont" style:family="text">
      <style:text-properties style:font-name="Times New Roman"/>
    </style:style>
    <style:style style:name="T163" style:parent-style-name="SourceTex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165" style:parent-style-name="SourceText" style:family="text">
      <style:text-properties style:font-name="Times New Roman"/>
    </style:style>
    <style:style style:name="T166" style:parent-style-name="DefaultParagraphFont" style:family="text">
      <style:text-properties style:font-name="Times New Roman"/>
    </style:style>
    <style:style style:name="T167" style:parent-style-name="SourceTex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P169" style:parent-style-name="ListParagraph" style:family="paragraph">
      <style:paragraph-properties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17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7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74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17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7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7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8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8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87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18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8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9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2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9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4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19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9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9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20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4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0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7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0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09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1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11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1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1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1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1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16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1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1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19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23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2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2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2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2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228" style:parent-style-name="Textbody" style:family="paragraph">
      <style:paragraph-properties fo:margin-left="0.5in">
        <style:tab-stops/>
      </style:paragraph-properties>
    </style:style>
    <style:style style:name="P229" style:parent-style-name="Textbody" style:family="paragraph"/>
    <style:style style:name="T230" style:parent-style-name="DefaultParagraphFont" style:family="text">
      <style:text-properties style:font-name="Times New Roman"/>
    </style:style>
    <style:style style:name="T231" style:parent-style-name="SourceText" style:family="text">
      <style:text-properties style:font-name="Times New Roman"/>
    </style:style>
    <style:style style:name="T232" style:parent-style-name="DefaultParagraphFont" style:family="text">
      <style:text-properties style:font-name="Times New Roman"/>
    </style:style>
    <style:style style:name="T233" style:parent-style-name="SourceTex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P235" style:parent-style-name="ListParagraph" style:family="paragraph">
      <style:paragraph-properties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23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3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40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24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24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4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4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4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4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3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5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5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5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58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5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6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6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6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6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6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6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6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68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6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2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27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5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7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7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28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283" style:parent-style-name="Textbody" style:family="paragraph">
      <style:paragraph-properties fo:margin-left="0.5in">
        <style:tab-stops/>
      </style:paragraph-properties>
    </style:style>
    <style:style style:name="P284" style:parent-style-name="Textbody" style:family="paragraph"/>
    <style:style style:name="T285" style:parent-style-name="DefaultParagraphFont" style:family="text">
      <style:text-properties style:font-name="Times New Roman"/>
    </style:style>
    <style:style style:name="T286" style:parent-style-name="SourceTex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SourceText" style:family="text">
      <style:text-properties style:font-name="Times New Roman"/>
    </style:style>
    <style:style style:name="T289" style:parent-style-name="DefaultParagraphFont" style:family="text">
      <style:text-properties style:font-name="Times New Roman"/>
    </style:style>
    <style:style style:name="T290" style:parent-style-name="SourceTex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SourceText" style:family="text">
      <style:text-properties style:font-name="Times New Roman"/>
    </style:style>
    <style:style style:name="T293" style:parent-style-name="DefaultParagraphFont" style:family="text">
      <style:text-properties style:font-name="Times New Roman"/>
    </style:style>
    <style:style style:name="T294" style:parent-style-name="SourceTex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296" style:parent-style-name="SourceText" style:family="text">
      <style:text-properties style:font-name="Times New Roman"/>
    </style:style>
    <style:style style:name="T297" style:parent-style-name="DefaultParagraphFont" style:family="text">
      <style:text-properties style:font-name="Times New Roman"/>
    </style:style>
    <style:style style:name="T298" style:parent-style-name="SourceText" style:family="text">
      <style:text-properties style:font-name="Times New Roman"/>
    </style:style>
    <style:style style:name="T299" style:parent-style-name="DefaultParagraphFont" style:family="text">
      <style:text-properties style:font-name="Times New Roman"/>
    </style:style>
    <style:style style:name="T300" style:parent-style-name="SourceText" style:family="text">
      <style:text-properties style:font-name="Times New Roman"/>
    </style:style>
    <style:style style:name="T301" style:parent-style-name="DefaultParagraphFont" style:family="text">
      <style:text-properties style:font-name="Times New Roman"/>
    </style:style>
    <style:style style:name="T302" style:parent-style-name="SourceText" style:family="text">
      <style:text-properties style:font-name="Times New Roman"/>
    </style:style>
    <style:style style:name="T303" style:parent-style-name="DefaultParagraphFont" style:family="text">
      <style:text-properties style:font-name="Times New Roman"/>
    </style:style>
    <style:style style:name="P304" style:parent-style-name="ListParagraph" style:family="paragraph">
      <style:paragraph-properties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30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0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0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09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31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1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1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4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1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1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1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25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32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2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3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3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3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3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34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5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58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6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6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7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7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7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7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8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8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82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38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38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8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89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9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91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39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93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39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95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398" style:parent-style-name="Textbody" style:family="paragraph">
      <style:paragraph-properties fo:margin-left="0.5in">
        <style:tab-stops/>
      </style:paragraph-properties>
    </style:style>
    <style:style style:name="P399" style:parent-style-name="Textbody" style:family="paragraph"/>
    <style:style style:name="T400" style:parent-style-name="DefaultParagraphFont" style:family="text">
      <style:text-properties style:font-name="Times New Roman"/>
    </style:style>
    <style:style style:name="T401" style:parent-style-name="SourceText" style:family="text">
      <style:text-properties style:font-name="Times New Roman"/>
    </style:style>
    <style:style style:name="T402" style:parent-style-name="DefaultParagraphFont" style:family="text">
      <style:text-properties style:font-name="Times New Roman"/>
    </style:style>
    <style:style style:name="T403" style:parent-style-name="SourceText" style:family="text">
      <style:text-properties style:font-name="Times New Roman"/>
    </style:style>
    <style:style style:name="T404" style:parent-style-name="DefaultParagraphFont" style:family="text">
      <style:text-properties style:font-name="Times New Roman"/>
    </style:style>
    <style:style style:name="T405" style:parent-style-name="SourceText" style:family="text">
      <style:text-properties style:font-name="Times New Roman"/>
    </style:style>
    <style:style style:name="T406" style:parent-style-name="DefaultParagraphFont" style:family="text">
      <style:text-properties style:font-name="Times New Roman"/>
    </style:style>
    <style:style style:name="T407" style:parent-style-name="SourceText" style:family="text">
      <style:text-properties style:font-name="Times New Roman"/>
    </style:style>
    <style:style style:name="T408" style:parent-style-name="DefaultParagraphFont" style:family="text">
      <style:text-properties style:font-name="Times New Roman"/>
    </style:style>
    <style:style style:name="T409" style:parent-style-name="SourceText" style:family="text">
      <style:text-properties style:font-name="Times New Roman"/>
    </style:style>
    <style:style style:name="T410" style:parent-style-name="DefaultParagraphFont" style:family="text">
      <style:text-properties style:font-name="Times New Roman"/>
    </style:style>
    <style:style style:name="P411" style:parent-style-name="ListParagraph" style:family="paragraph">
      <style:paragraph-properties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41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1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1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urier New" style:font-name-asian="Times New Roman" style:font-name-complex="Courier New" fo:color="#B200B2" style:letter-kerning="false" fo:font-size="10.5pt" style:font-size-asian="10.5pt" fo:language="en" fo:country="US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18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1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42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2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28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4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3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3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6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38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3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4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44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4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4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4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5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4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6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2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46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5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46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6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7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47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81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48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48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2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49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5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4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7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49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49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3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50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11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12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1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1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1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18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51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0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52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5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2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2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3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5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3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38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3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4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541" style:parent-style-name="DefaultParagraphFont" style:family="text">
      <style:text-properties style:font-name="Courier New" style:font-name-asian="Times New Roman" style:font-name-complex="Courier New" fo:color="#2AACB8" style:letter-kerning="false" fo:font-size="10.5pt" style:font-size-asian="10.5pt" fo:language="en" fo:country="US" style:language-asian="en" style:country-asian="US" style:language-complex="ar" style:country-complex="SA"/>
    </style:style>
    <style:style style:name="T54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543" style:parent-style-name="Textbody" style:family="paragraph">
      <style:paragraph-properties fo:margin-left="0.5in">
        <style:tab-stops/>
      </style:paragraph-properties>
    </style:style>
    <style:style style:name="P544" style:parent-style-name="Textbody" style:family="paragraph"/>
    <style:style style:name="T545" style:parent-style-name="DefaultParagraphFont" style:family="text">
      <style:text-properties style:font-name="Times New Roman"/>
    </style:style>
    <style:style style:name="T546" style:parent-style-name="SourceText" style:family="text">
      <style:text-properties style:font-name="Times New Roman"/>
    </style:style>
    <style:style style:name="T547" style:parent-style-name="DefaultParagraphFont" style:family="text">
      <style:text-properties style:font-name="Times New Roman"/>
    </style:style>
    <style:style style:name="T548" style:parent-style-name="SourceText" style:family="text">
      <style:text-properties style:font-name="Times New Roman"/>
    </style:style>
    <style:style style:name="T549" style:parent-style-name="DefaultParagraphFont" style:family="text">
      <style:text-properties style:font-name="Times New Roman"/>
    </style:style>
    <style:style style:name="T550" style:parent-style-name="SourceText" style:family="text">
      <style:text-properties style:font-name="Times New Roman"/>
    </style:style>
    <style:style style:name="T551" style:parent-style-name="DefaultParagraphFont" style:family="text">
      <style:text-properties style:font-name="Times New Roman"/>
    </style:style>
    <style:style style:name="T552" style:parent-style-name="SourceText" style:family="text">
      <style:text-properties style:font-name="Times New Roman"/>
    </style:style>
    <style:style style:name="T553" style:parent-style-name="DefaultParagraphFont" style:family="text">
      <style:text-properties style:font-name="Times New Roman"/>
    </style:style>
    <style:style style:name="T554" style:parent-style-name="SourceText" style:family="text">
      <style:text-properties style:font-name="Times New Roman"/>
    </style:style>
    <style:style style:name="T555" style:parent-style-name="DefaultParagraphFont" style:family="text">
      <style:text-properties style:font-name="Times New Roman"/>
    </style:style>
    <style:style style:name="T556" style:parent-style-name="SourceText" style:family="text">
      <style:text-properties style:font-name="Times New Roman"/>
    </style:style>
    <style:style style:name="T557" style:parent-style-name="DefaultParagraphFont" style:family="text">
      <style:text-properties style:font-name="Times New Roman"/>
    </style:style>
    <style:style style:name="P558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559" style:parent-style-name="DefaultParagraphFont" style:family="text">
      <style:text-properties fo:color="#CF8E6D" fo:font-size="10.5pt" style:font-size-asian="10.5pt" style:font-size-complex="10.5pt"/>
    </style:style>
    <style:style style:name="T560" style:parent-style-name="DefaultParagraphFont" style:family="text">
      <style:text-properties fo:color="#BCBEC4" fo:font-size="10.5pt" style:font-size-asian="10.5pt" style:font-size-complex="10.5pt"/>
    </style:style>
    <style:style style:name="T561" style:parent-style-name="DefaultParagraphFont" style:family="text">
      <style:text-properties fo:color="#BCBEC4" fo:font-size="10.5pt" style:font-size-asian="10.5pt" style:font-size-complex="10.5pt"/>
    </style:style>
    <style:style style:name="T562" style:parent-style-name="DefaultParagraphFont" style:family="text">
      <style:text-properties fo:color="#CF8E6D" fo:font-size="10.5pt" style:font-size-asian="10.5pt" style:font-size-complex="10.5pt"/>
    </style:style>
    <style:style style:name="T563" style:parent-style-name="DefaultParagraphFont" style:family="text">
      <style:text-properties fo:color="#B200B2" fo:font-size="10.5pt" style:font-size-asian="10.5pt" style:font-size-complex="10.5pt"/>
    </style:style>
    <style:style style:name="T564" style:parent-style-name="DefaultParagraphFont" style:family="text">
      <style:text-properties fo:color="#BCBEC4" fo:font-size="10.5pt" style:font-size-asian="10.5pt" style:font-size-complex="10.5pt"/>
    </style:style>
    <style:style style:name="T565" style:parent-style-name="DefaultParagraphFont" style:family="text">
      <style:text-properties fo:color="#94558D" fo:font-size="10.5pt" style:font-size-asian="10.5pt" style:font-size-complex="10.5pt"/>
    </style:style>
    <style:style style:name="T566" style:parent-style-name="DefaultParagraphFont" style:family="text">
      <style:text-properties fo:color="#BCBEC4" fo:font-size="10.5pt" style:font-size-asian="10.5pt" style:font-size-complex="10.5pt"/>
    </style:style>
    <style:style style:name="T567" style:parent-style-name="DefaultParagraphFont" style:family="text">
      <style:text-properties fo:color="#BCBEC4" fo:font-size="10.5pt" style:font-size-asian="10.5pt" style:font-size-complex="10.5pt"/>
    </style:style>
    <style:style style:name="T568" style:parent-style-name="DefaultParagraphFont" style:family="text">
      <style:text-properties fo:color="#94558D" fo:font-size="10.5pt" style:font-size-asian="10.5pt" style:font-size-complex="10.5pt"/>
    </style:style>
    <style:style style:name="T569" style:parent-style-name="DefaultParagraphFont" style:family="text">
      <style:text-properties fo:color="#BCBEC4" fo:font-size="10.5pt" style:font-size-asian="10.5pt" style:font-size-complex="10.5pt"/>
    </style:style>
    <style:style style:name="T570" style:parent-style-name="DefaultParagraphFont" style:family="text">
      <style:text-properties fo:color="#BCBEC4" fo:font-size="10.5pt" style:font-size-asian="10.5pt" style:font-size-complex="10.5pt"/>
    </style:style>
    <style:style style:name="T571" style:parent-style-name="DefaultParagraphFont" style:family="text">
      <style:text-properties fo:color="#94558D" fo:font-size="10.5pt" style:font-size-asian="10.5pt" style:font-size-complex="10.5pt"/>
    </style:style>
    <style:style style:name="T572" style:parent-style-name="DefaultParagraphFont" style:family="text">
      <style:text-properties fo:color="#BCBEC4" fo:font-size="10.5pt" style:font-size-asian="10.5pt" style:font-size-complex="10.5pt"/>
    </style:style>
    <style:style style:name="T573" style:parent-style-name="DefaultParagraphFont" style:family="text">
      <style:text-properties fo:color="#BCBEC4" fo:font-size="10.5pt" style:font-size-asian="10.5pt" style:font-size-complex="10.5pt"/>
    </style:style>
    <style:style style:name="T574" style:parent-style-name="DefaultParagraphFont" style:family="text">
      <style:text-properties fo:color="#BCBEC4" fo:font-size="10.5pt" style:font-size-asian="10.5pt" style:font-size-complex="10.5pt"/>
    </style:style>
    <style:style style:name="T575" style:parent-style-name="DefaultParagraphFont" style:family="text">
      <style:text-properties fo:color="#CF8E6D" fo:font-size="10.5pt" style:font-size-asian="10.5pt" style:font-size-complex="10.5pt"/>
    </style:style>
    <style:style style:name="T576" style:parent-style-name="DefaultParagraphFont" style:family="text">
      <style:text-properties fo:color="#56A8F5" fo:font-size="10.5pt" style:font-size-asian="10.5pt" style:font-size-complex="10.5pt"/>
    </style:style>
    <style:style style:name="T577" style:parent-style-name="DefaultParagraphFont" style:family="text">
      <style:text-properties fo:color="#BCBEC4" fo:font-size="10.5pt" style:font-size-asian="10.5pt" style:font-size-complex="10.5pt"/>
    </style:style>
    <style:style style:name="T578" style:parent-style-name="DefaultParagraphFont" style:family="text">
      <style:text-properties fo:color="#94558D" fo:font-size="10.5pt" style:font-size-asian="10.5pt" style:font-size-complex="10.5pt"/>
    </style:style>
    <style:style style:name="T579" style:parent-style-name="DefaultParagraphFont" style:family="text">
      <style:text-properties fo:color="#BCBEC4" fo:font-size="10.5pt" style:font-size-asian="10.5pt" style:font-size-complex="10.5pt"/>
    </style:style>
    <style:style style:name="T580" style:parent-style-name="DefaultParagraphFont" style:family="text">
      <style:text-properties fo:color="#BCBEC4" fo:font-size="10.5pt" style:font-size-asian="10.5pt" style:font-size-complex="10.5pt"/>
    </style:style>
    <style:style style:name="T581" style:parent-style-name="DefaultParagraphFont" style:family="text">
      <style:text-properties fo:color="#8888C6" fo:font-size="10.5pt" style:font-size-asian="10.5pt" style:font-size-complex="10.5pt"/>
    </style:style>
    <style:style style:name="T582" style:parent-style-name="DefaultParagraphFont" style:family="text">
      <style:text-properties fo:color="#BCBEC4" fo:font-size="10.5pt" style:font-size-asian="10.5pt" style:font-size-complex="10.5pt"/>
    </style:style>
    <style:style style:name="T583" style:parent-style-name="DefaultParagraphFont" style:family="text">
      <style:text-properties fo:color="#6AAB73" fo:font-size="10.5pt" style:font-size-asian="10.5pt" style:font-size-complex="10.5pt"/>
    </style:style>
    <style:style style:name="T584" style:parent-style-name="DefaultParagraphFont" style:family="text">
      <style:text-properties fo:color="#CF8E6D" fo:font-size="10.5pt" style:font-size-asian="10.5pt" style:font-size-complex="10.5pt"/>
    </style:style>
    <style:style style:name="T585" style:parent-style-name="DefaultParagraphFont" style:family="text">
      <style:text-properties fo:color="#94558D" fo:font-size="10.5pt" style:font-size-asian="10.5pt" style:font-size-complex="10.5pt"/>
    </style:style>
    <style:style style:name="T586" style:parent-style-name="DefaultParagraphFont" style:family="text">
      <style:text-properties fo:color="#BCBEC4" fo:font-size="10.5pt" style:font-size-asian="10.5pt" style:font-size-complex="10.5pt"/>
    </style:style>
    <style:style style:name="T587" style:parent-style-name="DefaultParagraphFont" style:family="text">
      <style:text-properties fo:color="#CF8E6D" fo:font-size="10.5pt" style:font-size-asian="10.5pt" style:font-size-complex="10.5pt"/>
    </style:style>
    <style:style style:name="T588" style:parent-style-name="DefaultParagraphFont" style:family="text">
      <style:text-properties fo:color="#6AAB73" fo:font-size="10.5pt" style:font-size-asian="10.5pt" style:font-size-complex="10.5pt"/>
    </style:style>
    <style:style style:name="T589" style:parent-style-name="DefaultParagraphFont" style:family="text">
      <style:text-properties fo:color="#CF8E6D" fo:font-size="10.5pt" style:font-size-asian="10.5pt" style:font-size-complex="10.5pt"/>
    </style:style>
    <style:style style:name="T590" style:parent-style-name="DefaultParagraphFont" style:family="text">
      <style:text-properties fo:color="#94558D" fo:font-size="10.5pt" style:font-size-asian="10.5pt" style:font-size-complex="10.5pt"/>
    </style:style>
    <style:style style:name="T591" style:parent-style-name="DefaultParagraphFont" style:family="text">
      <style:text-properties fo:color="#BCBEC4" fo:font-size="10.5pt" style:font-size-asian="10.5pt" style:font-size-complex="10.5pt"/>
    </style:style>
    <style:style style:name="T592" style:parent-style-name="DefaultParagraphFont" style:family="text">
      <style:text-properties fo:color="#CF8E6D" fo:font-size="10.5pt" style:font-size-asian="10.5pt" style:font-size-complex="10.5pt"/>
    </style:style>
    <style:style style:name="T593" style:parent-style-name="DefaultParagraphFont" style:family="text">
      <style:text-properties fo:color="#6AAB73" fo:font-size="10.5pt" style:font-size-asian="10.5pt" style:font-size-complex="10.5pt"/>
    </style:style>
    <style:style style:name="T594" style:parent-style-name="DefaultParagraphFont" style:family="text">
      <style:text-properties fo:color="#BCBEC4" fo:font-size="10.5pt" style:font-size-asian="10.5pt" style:font-size-complex="10.5pt"/>
    </style:style>
    <style:style style:name="T595" style:parent-style-name="DefaultParagraphFont" style:family="text">
      <style:text-properties fo:color="#BCBEC4" fo:font-size="10.5pt" style:font-size-asian="10.5pt" style:font-size-complex="10.5pt"/>
    </style:style>
    <style:style style:name="T596" style:parent-style-name="DefaultParagraphFont" style:family="text">
      <style:text-properties fo:color="#BCBEC4" fo:font-size="10.5pt" style:font-size-asian="10.5pt" style:font-size-complex="10.5pt"/>
    </style:style>
    <style:style style:name="T597" style:parent-style-name="DefaultParagraphFont" style:family="text">
      <style:text-properties fo:color="#CF8E6D" fo:font-size="10.5pt" style:font-size-asian="10.5pt" style:font-size-complex="10.5pt"/>
    </style:style>
    <style:style style:name="T598" style:parent-style-name="DefaultParagraphFont" style:family="text">
      <style:text-properties fo:color="#BCBEC4" fo:font-size="10.5pt" style:font-size-asian="10.5pt" style:font-size-complex="10.5pt"/>
    </style:style>
    <style:style style:name="T599" style:parent-style-name="DefaultParagraphFont" style:family="text">
      <style:text-properties fo:color="#BCBEC4" fo:font-size="10.5pt" style:font-size-asian="10.5pt" style:font-size-complex="10.5pt"/>
    </style:style>
    <style:style style:name="T600" style:parent-style-name="DefaultParagraphFont" style:family="text">
      <style:text-properties fo:color="#CF8E6D" fo:font-size="10.5pt" style:font-size-asian="10.5pt" style:font-size-complex="10.5pt"/>
    </style:style>
    <style:style style:name="T601" style:parent-style-name="DefaultParagraphFont" style:family="text">
      <style:text-properties fo:color="#B200B2" fo:font-size="10.5pt" style:font-size-asian="10.5pt" style:font-size-complex="10.5pt"/>
    </style:style>
    <style:style style:name="T602" style:parent-style-name="DefaultParagraphFont" style:family="text">
      <style:text-properties fo:color="#BCBEC4" fo:font-size="10.5pt" style:font-size-asian="10.5pt" style:font-size-complex="10.5pt"/>
    </style:style>
    <style:style style:name="T603" style:parent-style-name="DefaultParagraphFont" style:family="text">
      <style:text-properties fo:color="#94558D" fo:font-size="10.5pt" style:font-size-asian="10.5pt" style:font-size-complex="10.5pt"/>
    </style:style>
    <style:style style:name="T604" style:parent-style-name="DefaultParagraphFont" style:family="text">
      <style:text-properties fo:color="#BCBEC4" fo:font-size="10.5pt" style:font-size-asian="10.5pt" style:font-size-complex="10.5pt"/>
    </style:style>
    <style:style style:name="T605" style:parent-style-name="DefaultParagraphFont" style:family="text">
      <style:text-properties fo:color="#BCBEC4" fo:font-size="10.5pt" style:font-size-asian="10.5pt" style:font-size-complex="10.5pt"/>
    </style:style>
    <style:style style:name="T606" style:parent-style-name="DefaultParagraphFont" style:family="text">
      <style:text-properties fo:color="#8888C6" fo:font-size="10.5pt" style:font-size-asian="10.5pt" style:font-size-complex="10.5pt"/>
    </style:style>
    <style:style style:name="T607" style:parent-style-name="DefaultParagraphFont" style:family="text">
      <style:text-properties fo:color="#BCBEC4" fo:font-size="10.5pt" style:font-size-asian="10.5pt" style:font-size-complex="10.5pt"/>
    </style:style>
    <style:style style:name="T608" style:parent-style-name="DefaultParagraphFont" style:family="text">
      <style:text-properties fo:color="#B200B2" fo:font-size="10.5pt" style:font-size-asian="10.5pt" style:font-size-complex="10.5pt"/>
    </style:style>
    <style:style style:name="T609" style:parent-style-name="DefaultParagraphFont" style:family="text">
      <style:text-properties fo:color="#BCBEC4" fo:font-size="10.5pt" style:font-size-asian="10.5pt" style:font-size-complex="10.5pt"/>
    </style:style>
    <style:style style:name="T610" style:parent-style-name="DefaultParagraphFont" style:family="text">
      <style:text-properties fo:color="#BCBEC4" fo:font-size="10.5pt" style:font-size-asian="10.5pt" style:font-size-complex="10.5pt"/>
    </style:style>
    <style:style style:name="T611" style:parent-style-name="DefaultParagraphFont" style:family="text">
      <style:text-properties fo:color="#94558D" fo:font-size="10.5pt" style:font-size-asian="10.5pt" style:font-size-complex="10.5pt"/>
    </style:style>
    <style:style style:name="T612" style:parent-style-name="DefaultParagraphFont" style:family="text">
      <style:text-properties fo:color="#BCBEC4" fo:font-size="10.5pt" style:font-size-asian="10.5pt" style:font-size-complex="10.5pt"/>
    </style:style>
    <style:style style:name="T613" style:parent-style-name="DefaultParagraphFont" style:family="text">
      <style:text-properties fo:color="#BCBEC4" fo:font-size="10.5pt" style:font-size-asian="10.5pt" style:font-size-complex="10.5pt"/>
    </style:style>
    <style:style style:name="T614" style:parent-style-name="DefaultParagraphFont" style:family="text">
      <style:text-properties fo:color="#BCBEC4" fo:font-size="10.5pt" style:font-size-asian="10.5pt" style:font-size-complex="10.5pt"/>
    </style:style>
    <style:style style:name="T615" style:parent-style-name="DefaultParagraphFont" style:family="text">
      <style:text-properties fo:color="#CF8E6D" fo:font-size="10.5pt" style:font-size-asian="10.5pt" style:font-size-complex="10.5pt"/>
    </style:style>
    <style:style style:name="T616" style:parent-style-name="DefaultParagraphFont" style:family="text">
      <style:text-properties fo:color="#56A8F5" fo:font-size="10.5pt" style:font-size-asian="10.5pt" style:font-size-complex="10.5pt"/>
    </style:style>
    <style:style style:name="T617" style:parent-style-name="DefaultParagraphFont" style:family="text">
      <style:text-properties fo:color="#BCBEC4" fo:font-size="10.5pt" style:font-size-asian="10.5pt" style:font-size-complex="10.5pt"/>
    </style:style>
    <style:style style:name="T618" style:parent-style-name="DefaultParagraphFont" style:family="text">
      <style:text-properties fo:color="#94558D" fo:font-size="10.5pt" style:font-size-asian="10.5pt" style:font-size-complex="10.5pt"/>
    </style:style>
    <style:style style:name="T619" style:parent-style-name="DefaultParagraphFont" style:family="text">
      <style:text-properties fo:color="#BCBEC4" fo:font-size="10.5pt" style:font-size-asian="10.5pt" style:font-size-complex="10.5pt"/>
    </style:style>
    <style:style style:name="T620" style:parent-style-name="DefaultParagraphFont" style:family="text">
      <style:text-properties fo:color="#BCBEC4" fo:font-size="10.5pt" style:font-size-asian="10.5pt" style:font-size-complex="10.5pt"/>
    </style:style>
    <style:style style:name="T621" style:parent-style-name="DefaultParagraphFont" style:family="text">
      <style:text-properties fo:color="#8888C6" fo:font-size="10.5pt" style:font-size-asian="10.5pt" style:font-size-complex="10.5pt"/>
    </style:style>
    <style:style style:name="T622" style:parent-style-name="DefaultParagraphFont" style:family="text">
      <style:text-properties fo:color="#BCBEC4" fo:font-size="10.5pt" style:font-size-asian="10.5pt" style:font-size-complex="10.5pt"/>
    </style:style>
    <style:style style:name="T623" style:parent-style-name="DefaultParagraphFont" style:family="text">
      <style:text-properties fo:color="#BCBEC4" fo:font-size="10.5pt" style:font-size-asian="10.5pt" style:font-size-complex="10.5pt"/>
    </style:style>
    <style:style style:name="T624" style:parent-style-name="DefaultParagraphFont" style:family="text">
      <style:text-properties fo:color="#8888C6" fo:font-size="10.5pt" style:font-size-asian="10.5pt" style:font-size-complex="10.5pt"/>
    </style:style>
    <style:style style:name="T625" style:parent-style-name="DefaultParagraphFont" style:family="text">
      <style:text-properties fo:color="#BCBEC4" fo:font-size="10.5pt" style:font-size-asian="10.5pt" style:font-size-complex="10.5pt"/>
    </style:style>
    <style:style style:name="T626" style:parent-style-name="DefaultParagraphFont" style:family="text">
      <style:text-properties fo:color="#6AAB73" fo:font-size="10.5pt" style:font-size-asian="10.5pt" style:font-size-complex="10.5pt"/>
    </style:style>
    <style:style style:name="T627" style:parent-style-name="DefaultParagraphFont" style:family="text">
      <style:text-properties fo:color="#CF8E6D" fo:font-size="10.5pt" style:font-size-asian="10.5pt" style:font-size-complex="10.5pt"/>
    </style:style>
    <style:style style:name="T628" style:parent-style-name="DefaultParagraphFont" style:family="text">
      <style:text-properties fo:color="#94558D" fo:font-size="10.5pt" style:font-size-asian="10.5pt" style:font-size-complex="10.5pt"/>
    </style:style>
    <style:style style:name="T629" style:parent-style-name="DefaultParagraphFont" style:family="text">
      <style:text-properties fo:color="#BCBEC4" fo:font-size="10.5pt" style:font-size-asian="10.5pt" style:font-size-complex="10.5pt"/>
    </style:style>
    <style:style style:name="T630" style:parent-style-name="DefaultParagraphFont" style:family="text">
      <style:text-properties fo:color="#CF8E6D" fo:font-size="10.5pt" style:font-size-asian="10.5pt" style:font-size-complex="10.5pt"/>
    </style:style>
    <style:style style:name="T631" style:parent-style-name="DefaultParagraphFont" style:family="text">
      <style:text-properties fo:color="#6AAB73" fo:font-size="10.5pt" style:font-size-asian="10.5pt" style:font-size-complex="10.5pt"/>
    </style:style>
    <style:style style:name="T632" style:parent-style-name="DefaultParagraphFont" style:family="text">
      <style:text-properties fo:color="#BCBEC4" fo:font-size="10.5pt" style:font-size-asian="10.5pt" style:font-size-complex="10.5pt"/>
    </style:style>
    <style:style style:name="T633" style:parent-style-name="DefaultParagraphFont" style:family="text">
      <style:text-properties fo:color="#BCBEC4" fo:font-size="10.5pt" style:font-size-asian="10.5pt" style:font-size-complex="10.5pt"/>
    </style:style>
    <style:style style:name="T634" style:parent-style-name="DefaultParagraphFont" style:family="text">
      <style:text-properties fo:color="#BCBEC4" fo:font-size="10.5pt" style:font-size-asian="10.5pt" style:font-size-complex="10.5pt"/>
    </style:style>
    <style:style style:name="T635" style:parent-style-name="DefaultParagraphFont" style:family="text">
      <style:text-properties fo:color="#6AAB73" fo:font-size="10.5pt" style:font-size-asian="10.5pt" style:font-size-complex="10.5pt"/>
    </style:style>
    <style:style style:name="T636" style:parent-style-name="DefaultParagraphFont" style:family="text">
      <style:text-properties fo:color="#BCBEC4" fo:font-size="10.5pt" style:font-size-asian="10.5pt" style:font-size-complex="10.5pt"/>
    </style:style>
    <style:style style:name="T637" style:parent-style-name="DefaultParagraphFont" style:family="text">
      <style:text-properties fo:color="#2AACB8" fo:font-size="10.5pt" style:font-size-asian="10.5pt" style:font-size-complex="10.5pt"/>
    </style:style>
    <style:style style:name="T638" style:parent-style-name="DefaultParagraphFont" style:family="text">
      <style:text-properties fo:color="#BCBEC4" fo:font-size="10.5pt" style:font-size-asian="10.5pt" style:font-size-complex="10.5pt"/>
    </style:style>
    <style:style style:name="T639" style:parent-style-name="DefaultParagraphFont" style:family="text">
      <style:text-properties fo:color="#2AACB8" fo:font-size="10.5pt" style:font-size-asian="10.5pt" style:font-size-complex="10.5pt"/>
    </style:style>
    <style:style style:name="T640" style:parent-style-name="DefaultParagraphFont" style:family="text">
      <style:text-properties fo:color="#BCBEC4" fo:font-size="10.5pt" style:font-size-asian="10.5pt" style:font-size-complex="10.5pt"/>
    </style:style>
    <style:style style:name="T641" style:parent-style-name="DefaultParagraphFont" style:family="text">
      <style:text-properties fo:color="#BCBEC4" fo:font-size="10.5pt" style:font-size-asian="10.5pt" style:font-size-complex="10.5pt"/>
    </style:style>
    <style:style style:name="T642" style:parent-style-name="DefaultParagraphFont" style:family="text">
      <style:text-properties fo:color="#6AAB73" fo:font-size="10.5pt" style:font-size-asian="10.5pt" style:font-size-complex="10.5pt"/>
    </style:style>
    <style:style style:name="T643" style:parent-style-name="DefaultParagraphFont" style:family="text">
      <style:text-properties fo:color="#BCBEC4" fo:font-size="10.5pt" style:font-size-asian="10.5pt" style:font-size-complex="10.5pt"/>
    </style:style>
    <style:style style:name="T644" style:parent-style-name="DefaultParagraphFont" style:family="text">
      <style:text-properties fo:color="#2AACB8" fo:font-size="10.5pt" style:font-size-asian="10.5pt" style:font-size-complex="10.5pt"/>
    </style:style>
    <style:style style:name="T645" style:parent-style-name="DefaultParagraphFont" style:family="text">
      <style:text-properties fo:color="#BCBEC4" fo:font-size="10.5pt" style:font-size-asian="10.5pt" style:font-size-complex="10.5pt"/>
    </style:style>
    <style:style style:name="T646" style:parent-style-name="DefaultParagraphFont" style:family="text">
      <style:text-properties fo:color="#2AACB8" fo:font-size="10.5pt" style:font-size-asian="10.5pt" style:font-size-complex="10.5pt"/>
    </style:style>
    <style:style style:name="T647" style:parent-style-name="DefaultParagraphFont" style:family="text">
      <style:text-properties fo:color="#BCBEC4" fo:font-size="10.5pt" style:font-size-asian="10.5pt" style:font-size-complex="10.5pt"/>
    </style:style>
    <style:style style:name="T648" style:parent-style-name="DefaultParagraphFont" style:family="text">
      <style:text-properties fo:color="#BCBEC4" fo:font-size="10.5pt" style:font-size-asian="10.5pt" style:font-size-complex="10.5pt"/>
    </style:style>
    <style:style style:name="T649" style:parent-style-name="DefaultParagraphFont" style:family="text">
      <style:text-properties fo:color="#BCBEC4" fo:font-size="10.5pt" style:font-size-asian="10.5pt" style:font-size-complex="10.5pt"/>
    </style:style>
    <style:style style:name="T650" style:parent-style-name="DefaultParagraphFont" style:family="text">
      <style:text-properties fo:color="#BCBEC4" fo:font-size="10.5pt" style:font-size-asian="10.5pt" style:font-size-complex="10.5pt"/>
    </style:style>
    <style:style style:name="P651" style:parent-style-name="Textbody" style:family="paragraph">
      <style:paragraph-properties fo:margin-left="0.5in">
        <style:tab-stops/>
      </style:paragraph-properties>
    </style:style>
    <style:style style:name="P652" style:parent-style-name="Textbody" style:family="paragraph"/>
    <style:style style:name="T653" style:parent-style-name="DefaultParagraphFont" style:family="text">
      <style:text-properties style:font-name="Times New Roman"/>
    </style:style>
    <style:style style:name="T654" style:parent-style-name="SourceText" style:family="text">
      <style:text-properties style:font-name="Times New Roman"/>
    </style:style>
    <style:style style:name="T655" style:parent-style-name="DefaultParagraphFont" style:family="text">
      <style:text-properties style:font-name="Times New Roman"/>
    </style:style>
    <style:style style:name="T656" style:parent-style-name="SourceText" style:family="text">
      <style:text-properties style:font-name="Times New Roman"/>
    </style:style>
    <style:style style:name="T657" style:parent-style-name="DefaultParagraphFont" style:family="text">
      <style:text-properties style:font-name="Times New Roman"/>
    </style:style>
    <style:style style:name="T658" style:parent-style-name="SourceText" style:family="text">
      <style:text-properties style:font-name="Times New Roman"/>
    </style:style>
    <style:style style:name="T659" style:parent-style-name="DefaultParagraphFont" style:family="text">
      <style:text-properties style:font-name="Times New Roman"/>
    </style:style>
    <style:style style:name="T660" style:parent-style-name="SourceText" style:family="text">
      <style:text-properties style:font-name="Times New Roman"/>
    </style:style>
    <style:style style:name="T661" style:parent-style-name="DefaultParagraphFont" style:family="text">
      <style:text-properties style:font-name="Times New Roman"/>
    </style:style>
    <style:style style:name="T662" style:parent-style-name="SourceText" style:family="text">
      <style:text-properties style:font-name="Times New Roman"/>
    </style:style>
    <style:style style:name="T663" style:parent-style-name="DefaultParagraphFont" style:family="text">
      <style:text-properties style:font-name="Times New Roman"/>
    </style:style>
    <style:style style:name="P664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665" style:parent-style-name="DefaultParagraphFont" style:family="text">
      <style:text-properties fo:color="#CF8E6D" fo:font-size="10.5pt" style:font-size-asian="10.5pt" style:font-size-complex="10.5pt"/>
    </style:style>
    <style:style style:name="T666" style:parent-style-name="DefaultParagraphFont" style:family="text">
      <style:text-properties fo:color="#BCBEC4" fo:font-size="10.5pt" style:font-size-asian="10.5pt" style:font-size-complex="10.5pt"/>
    </style:style>
    <style:style style:name="T667" style:parent-style-name="DefaultParagraphFont" style:family="text">
      <style:text-properties fo:color="#CF8E6D" fo:font-size="10.5pt" style:font-size-asian="10.5pt" style:font-size-complex="10.5pt"/>
    </style:style>
    <style:style style:name="T668" style:parent-style-name="DefaultParagraphFont" style:family="text">
      <style:text-properties fo:color="#BCBEC4" fo:font-size="10.5pt" style:font-size-asian="10.5pt" style:font-size-complex="10.5pt"/>
    </style:style>
    <style:style style:name="T669" style:parent-style-name="DefaultParagraphFont" style:family="text">
      <style:text-properties fo:color="#BCBEC4" fo:font-size="10.5pt" style:font-size-asian="10.5pt" style:font-size-complex="10.5pt"/>
    </style:style>
    <style:style style:name="T670" style:parent-style-name="DefaultParagraphFont" style:family="text">
      <style:text-properties fo:color="#BCBEC4" fo:font-size="10.5pt" style:font-size-asian="10.5pt" style:font-size-complex="10.5pt"/>
    </style:style>
    <style:style style:name="T671" style:parent-style-name="DefaultParagraphFont" style:family="text">
      <style:text-properties fo:color="#CF8E6D" fo:font-size="10.5pt" style:font-size-asian="10.5pt" style:font-size-complex="10.5pt"/>
    </style:style>
    <style:style style:name="T672" style:parent-style-name="DefaultParagraphFont" style:family="text">
      <style:text-properties fo:color="#BCBEC4" fo:font-size="10.5pt" style:font-size-asian="10.5pt" style:font-size-complex="10.5pt"/>
    </style:style>
    <style:style style:name="T673" style:parent-style-name="DefaultParagraphFont" style:family="text">
      <style:text-properties fo:color="#BCBEC4" fo:font-size="10.5pt" style:font-size-asian="10.5pt" style:font-size-complex="10.5pt"/>
    </style:style>
    <style:style style:name="T674" style:parent-style-name="DefaultParagraphFont" style:family="text">
      <style:text-properties fo:color="#B3AE60" fo:font-size="10.5pt" style:font-size-asian="10.5pt" style:font-size-complex="10.5pt"/>
    </style:style>
    <style:style style:name="T675" style:parent-style-name="DefaultParagraphFont" style:family="text">
      <style:text-properties fo:color="#B3AE60" fo:font-size="10.5pt" style:font-size-asian="10.5pt" style:font-size-complex="10.5pt"/>
    </style:style>
    <style:style style:name="T676" style:parent-style-name="DefaultParagraphFont" style:family="text">
      <style:text-properties fo:color="#CF8E6D" fo:font-size="10.5pt" style:font-size-asian="10.5pt" style:font-size-complex="10.5pt"/>
    </style:style>
    <style:style style:name="T677" style:parent-style-name="DefaultParagraphFont" style:family="text">
      <style:text-properties fo:color="#56A8F5" fo:font-size="10.5pt" style:font-size-asian="10.5pt" style:font-size-complex="10.5pt"/>
    </style:style>
    <style:style style:name="T678" style:parent-style-name="DefaultParagraphFont" style:family="text">
      <style:text-properties fo:color="#BCBEC4" fo:font-size="10.5pt" style:font-size-asian="10.5pt" style:font-size-complex="10.5pt"/>
    </style:style>
    <style:style style:name="T679" style:parent-style-name="DefaultParagraphFont" style:family="text">
      <style:text-properties fo:color="#94558D" fo:font-size="10.5pt" style:font-size-asian="10.5pt" style:font-size-complex="10.5pt"/>
    </style:style>
    <style:style style:name="T680" style:parent-style-name="DefaultParagraphFont" style:family="text">
      <style:text-properties fo:color="#BCBEC4" fo:font-size="10.5pt" style:font-size-asian="10.5pt" style:font-size-complex="10.5pt"/>
    </style:style>
    <style:style style:name="T681" style:parent-style-name="DefaultParagraphFont" style:family="text">
      <style:text-properties fo:color="#BCBEC4" fo:font-size="10.5pt" style:font-size-asian="10.5pt" style:font-size-complex="10.5pt"/>
    </style:style>
    <style:style style:name="T682" style:parent-style-name="DefaultParagraphFont" style:family="text">
      <style:text-properties fo:color="#CF8E6D" fo:font-size="10.5pt" style:font-size-asian="10.5pt" style:font-size-complex="10.5pt"/>
    </style:style>
    <style:style style:name="T683" style:parent-style-name="DefaultParagraphFont" style:family="text">
      <style:text-properties fo:color="#CF8E6D" fo:font-size="10.5pt" style:font-size-asian="10.5pt" style:font-size-complex="10.5pt"/>
    </style:style>
    <style:style style:name="T684" style:parent-style-name="DefaultParagraphFont" style:family="text">
      <style:text-properties fo:color="#CF8E6D" fo:font-size="10.5pt" style:font-size-asian="10.5pt" style:font-size-complex="10.5pt"/>
    </style:style>
    <style:style style:name="T685" style:parent-style-name="DefaultParagraphFont" style:family="text">
      <style:text-properties fo:color="#BCBEC4" fo:font-size="10.5pt" style:font-size-asian="10.5pt" style:font-size-complex="10.5pt"/>
    </style:style>
    <style:style style:name="T686" style:parent-style-name="DefaultParagraphFont" style:family="text">
      <style:text-properties fo:color="#BCBEC4" fo:font-size="10.5pt" style:font-size-asian="10.5pt" style:font-size-complex="10.5pt"/>
    </style:style>
    <style:style style:name="T687" style:parent-style-name="DefaultParagraphFont" style:family="text">
      <style:text-properties fo:color="#CF8E6D" fo:font-size="10.5pt" style:font-size-asian="10.5pt" style:font-size-complex="10.5pt"/>
    </style:style>
    <style:style style:name="T688" style:parent-style-name="DefaultParagraphFont" style:family="text">
      <style:text-properties fo:color="#B200B2" fo:font-size="10.5pt" style:font-size-asian="10.5pt" style:font-size-complex="10.5pt"/>
    </style:style>
    <style:style style:name="T689" style:parent-style-name="DefaultParagraphFont" style:family="text">
      <style:text-properties fo:color="#BCBEC4" fo:font-size="10.5pt" style:font-size-asian="10.5pt" style:font-size-complex="10.5pt"/>
    </style:style>
    <style:style style:name="T690" style:parent-style-name="DefaultParagraphFont" style:family="text">
      <style:text-properties fo:color="#94558D" fo:font-size="10.5pt" style:font-size-asian="10.5pt" style:font-size-complex="10.5pt"/>
    </style:style>
    <style:style style:name="T691" style:parent-style-name="DefaultParagraphFont" style:family="text">
      <style:text-properties fo:color="#BCBEC4" fo:font-size="10.5pt" style:font-size-asian="10.5pt" style:font-size-complex="10.5pt"/>
    </style:style>
    <style:style style:name="T692" style:parent-style-name="DefaultParagraphFont" style:family="text">
      <style:text-properties fo:color="#BCBEC4" fo:font-size="10.5pt" style:font-size-asian="10.5pt" style:font-size-complex="10.5pt"/>
    </style:style>
    <style:style style:name="T693" style:parent-style-name="DefaultParagraphFont" style:family="text">
      <style:text-properties fo:color="#94558D" fo:font-size="10.5pt" style:font-size-asian="10.5pt" style:font-size-complex="10.5pt"/>
    </style:style>
    <style:style style:name="T694" style:parent-style-name="DefaultParagraphFont" style:family="text">
      <style:text-properties fo:color="#BCBEC4" fo:font-size="10.5pt" style:font-size-asian="10.5pt" style:font-size-complex="10.5pt"/>
    </style:style>
    <style:style style:name="T695" style:parent-style-name="DefaultParagraphFont" style:family="text">
      <style:text-properties fo:color="#BCBEC4" fo:font-size="10.5pt" style:font-size-asian="10.5pt" style:font-size-complex="10.5pt"/>
    </style:style>
    <style:style style:name="T696" style:parent-style-name="DefaultParagraphFont" style:family="text">
      <style:text-properties fo:color="#BCBEC4" fo:font-size="10.5pt" style:font-size-asian="10.5pt" style:font-size-complex="10.5pt"/>
    </style:style>
    <style:style style:name="T697" style:parent-style-name="DefaultParagraphFont" style:family="text">
      <style:text-properties fo:color="#CF8E6D" fo:font-size="10.5pt" style:font-size-asian="10.5pt" style:font-size-complex="10.5pt"/>
    </style:style>
    <style:style style:name="T698" style:parent-style-name="DefaultParagraphFont" style:family="text">
      <style:text-properties fo:color="#56A8F5" fo:font-size="10.5pt" style:font-size-asian="10.5pt" style:font-size-complex="10.5pt"/>
    </style:style>
    <style:style style:name="T699" style:parent-style-name="DefaultParagraphFont" style:family="text">
      <style:text-properties fo:color="#BCBEC4" fo:font-size="10.5pt" style:font-size-asian="10.5pt" style:font-size-complex="10.5pt"/>
    </style:style>
    <style:style style:name="T700" style:parent-style-name="DefaultParagraphFont" style:family="text">
      <style:text-properties fo:color="#94558D" fo:font-size="10.5pt" style:font-size-asian="10.5pt" style:font-size-complex="10.5pt"/>
    </style:style>
    <style:style style:name="T701" style:parent-style-name="DefaultParagraphFont" style:family="text">
      <style:text-properties fo:color="#BCBEC4" fo:font-size="10.5pt" style:font-size-asian="10.5pt" style:font-size-complex="10.5pt"/>
    </style:style>
    <style:style style:name="T702" style:parent-style-name="DefaultParagraphFont" style:family="text">
      <style:text-properties fo:color="#BCBEC4" fo:font-size="10.5pt" style:font-size-asian="10.5pt" style:font-size-complex="10.5pt"/>
    </style:style>
    <style:style style:name="T703" style:parent-style-name="DefaultParagraphFont" style:family="text">
      <style:text-properties fo:color="#CF8E6D" fo:font-size="10.5pt" style:font-size-asian="10.5pt" style:font-size-complex="10.5pt"/>
    </style:style>
    <style:style style:name="T704" style:parent-style-name="DefaultParagraphFont" style:family="text">
      <style:text-properties fo:color="#94558D" fo:font-size="10.5pt" style:font-size-asian="10.5pt" style:font-size-complex="10.5pt"/>
    </style:style>
    <style:style style:name="T705" style:parent-style-name="DefaultParagraphFont" style:family="text">
      <style:text-properties fo:color="#BCBEC4" fo:font-size="10.5pt" style:font-size-asian="10.5pt" style:font-size-complex="10.5pt"/>
    </style:style>
    <style:style style:name="T706" style:parent-style-name="DefaultParagraphFont" style:family="text">
      <style:text-properties fo:color="#94558D" fo:font-size="10.5pt" style:font-size-asian="10.5pt" style:font-size-complex="10.5pt"/>
    </style:style>
    <style:style style:name="T707" style:parent-style-name="DefaultParagraphFont" style:family="text">
      <style:text-properties fo:color="#BCBEC4" fo:font-size="10.5pt" style:font-size-asian="10.5pt" style:font-size-complex="10.5pt"/>
    </style:style>
    <style:style style:name="T708" style:parent-style-name="DefaultParagraphFont" style:family="text">
      <style:text-properties fo:color="#BCBEC4" fo:font-size="10.5pt" style:font-size-asian="10.5pt" style:font-size-complex="10.5pt"/>
    </style:style>
    <style:style style:name="T709" style:parent-style-name="DefaultParagraphFont" style:family="text">
      <style:text-properties fo:color="#BCBEC4" fo:font-size="10.5pt" style:font-size-asian="10.5pt" style:font-size-complex="10.5pt"/>
    </style:style>
    <style:style style:name="T710" style:parent-style-name="DefaultParagraphFont" style:family="text">
      <style:text-properties fo:color="#CF8E6D" fo:font-size="10.5pt" style:font-size-asian="10.5pt" style:font-size-complex="10.5pt"/>
    </style:style>
    <style:style style:name="T711" style:parent-style-name="DefaultParagraphFont" style:family="text">
      <style:text-properties fo:color="#BCBEC4" fo:font-size="10.5pt" style:font-size-asian="10.5pt" style:font-size-complex="10.5pt"/>
    </style:style>
    <style:style style:name="T712" style:parent-style-name="DefaultParagraphFont" style:family="text">
      <style:text-properties fo:color="#BCBEC4" fo:font-size="10.5pt" style:font-size-asian="10.5pt" style:font-size-complex="10.5pt"/>
    </style:style>
    <style:style style:name="T713" style:parent-style-name="DefaultParagraphFont" style:family="text">
      <style:text-properties fo:color="#CF8E6D" fo:font-size="10.5pt" style:font-size-asian="10.5pt" style:font-size-complex="10.5pt"/>
    </style:style>
    <style:style style:name="T714" style:parent-style-name="DefaultParagraphFont" style:family="text">
      <style:text-properties fo:color="#B200B2" fo:font-size="10.5pt" style:font-size-asian="10.5pt" style:font-size-complex="10.5pt"/>
    </style:style>
    <style:style style:name="T715" style:parent-style-name="DefaultParagraphFont" style:family="text">
      <style:text-properties fo:color="#BCBEC4" fo:font-size="10.5pt" style:font-size-asian="10.5pt" style:font-size-complex="10.5pt"/>
    </style:style>
    <style:style style:name="T716" style:parent-style-name="DefaultParagraphFont" style:family="text">
      <style:text-properties fo:color="#94558D" fo:font-size="10.5pt" style:font-size-asian="10.5pt" style:font-size-complex="10.5pt"/>
    </style:style>
    <style:style style:name="T717" style:parent-style-name="DefaultParagraphFont" style:family="text">
      <style:text-properties fo:color="#BCBEC4" fo:font-size="10.5pt" style:font-size-asian="10.5pt" style:font-size-complex="10.5pt"/>
    </style:style>
    <style:style style:name="T718" style:parent-style-name="DefaultParagraphFont" style:family="text">
      <style:text-properties fo:color="#BCBEC4" fo:font-size="10.5pt" style:font-size-asian="10.5pt" style:font-size-complex="10.5pt"/>
    </style:style>
    <style:style style:name="T719" style:parent-style-name="DefaultParagraphFont" style:family="text">
      <style:text-properties fo:color="#94558D" fo:font-size="10.5pt" style:font-size-asian="10.5pt" style:font-size-complex="10.5pt"/>
    </style:style>
    <style:style style:name="T720" style:parent-style-name="DefaultParagraphFont" style:family="text">
      <style:text-properties fo:color="#BCBEC4" fo:font-size="10.5pt" style:font-size-asian="10.5pt" style:font-size-complex="10.5pt"/>
    </style:style>
    <style:style style:name="T721" style:parent-style-name="DefaultParagraphFont" style:family="text">
      <style:text-properties fo:color="#BCBEC4" fo:font-size="10.5pt" style:font-size-asian="10.5pt" style:font-size-complex="10.5pt"/>
    </style:style>
    <style:style style:name="T722" style:parent-style-name="DefaultParagraphFont" style:family="text">
      <style:text-properties fo:color="#BCBEC4" fo:font-size="10.5pt" style:font-size-asian="10.5pt" style:font-size-complex="10.5pt"/>
    </style:style>
    <style:style style:name="T723" style:parent-style-name="DefaultParagraphFont" style:family="text">
      <style:text-properties fo:color="#CF8E6D" fo:font-size="10.5pt" style:font-size-asian="10.5pt" style:font-size-complex="10.5pt"/>
    </style:style>
    <style:style style:name="T724" style:parent-style-name="DefaultParagraphFont" style:family="text">
      <style:text-properties fo:color="#56A8F5" fo:font-size="10.5pt" style:font-size-asian="10.5pt" style:font-size-complex="10.5pt"/>
    </style:style>
    <style:style style:name="T725" style:parent-style-name="DefaultParagraphFont" style:family="text">
      <style:text-properties fo:color="#BCBEC4" fo:font-size="10.5pt" style:font-size-asian="10.5pt" style:font-size-complex="10.5pt"/>
    </style:style>
    <style:style style:name="T726" style:parent-style-name="DefaultParagraphFont" style:family="text">
      <style:text-properties fo:color="#94558D" fo:font-size="10.5pt" style:font-size-asian="10.5pt" style:font-size-complex="10.5pt"/>
    </style:style>
    <style:style style:name="T727" style:parent-style-name="DefaultParagraphFont" style:family="text">
      <style:text-properties fo:color="#BCBEC4" fo:font-size="10.5pt" style:font-size-asian="10.5pt" style:font-size-complex="10.5pt"/>
    </style:style>
    <style:style style:name="T728" style:parent-style-name="DefaultParagraphFont" style:family="text">
      <style:text-properties fo:color="#BCBEC4" fo:font-size="10.5pt" style:font-size-asian="10.5pt" style:font-size-complex="10.5pt"/>
    </style:style>
    <style:style style:name="T729" style:parent-style-name="DefaultParagraphFont" style:family="text">
      <style:text-properties fo:color="#CF8E6D" fo:font-size="10.5pt" style:font-size-asian="10.5pt" style:font-size-complex="10.5pt"/>
    </style:style>
    <style:style style:name="T730" style:parent-style-name="DefaultParagraphFont" style:family="text">
      <style:text-properties fo:color="#2AACB8" fo:font-size="10.5pt" style:font-size-asian="10.5pt" style:font-size-complex="10.5pt"/>
    </style:style>
    <style:style style:name="T731" style:parent-style-name="DefaultParagraphFont" style:family="text">
      <style:text-properties fo:color="#BCBEC4" fo:font-size="10.5pt" style:font-size-asian="10.5pt" style:font-size-complex="10.5pt"/>
    </style:style>
    <style:style style:name="T732" style:parent-style-name="DefaultParagraphFont" style:family="text">
      <style:text-properties fo:color="#94558D" fo:font-size="10.5pt" style:font-size-asian="10.5pt" style:font-size-complex="10.5pt"/>
    </style:style>
    <style:style style:name="T733" style:parent-style-name="DefaultParagraphFont" style:family="text">
      <style:text-properties fo:color="#BCBEC4" fo:font-size="10.5pt" style:font-size-asian="10.5pt" style:font-size-complex="10.5pt"/>
    </style:style>
    <style:style style:name="T734" style:parent-style-name="DefaultParagraphFont" style:family="text">
      <style:text-properties fo:color="#94558D" fo:font-size="10.5pt" style:font-size-asian="10.5pt" style:font-size-complex="10.5pt"/>
    </style:style>
    <style:style style:name="T735" style:parent-style-name="DefaultParagraphFont" style:family="text">
      <style:text-properties fo:color="#BCBEC4" fo:font-size="10.5pt" style:font-size-asian="10.5pt" style:font-size-complex="10.5pt"/>
    </style:style>
    <style:style style:name="T736" style:parent-style-name="DefaultParagraphFont" style:family="text">
      <style:text-properties fo:color="#BCBEC4" fo:font-size="10.5pt" style:font-size-asian="10.5pt" style:font-size-complex="10.5pt"/>
    </style:style>
    <style:style style:name="T737" style:parent-style-name="DefaultParagraphFont" style:family="text">
      <style:text-properties fo:color="#BCBEC4" fo:font-size="10.5pt" style:font-size-asian="10.5pt" style:font-size-complex="10.5pt"/>
    </style:style>
    <style:style style:name="T738" style:parent-style-name="DefaultParagraphFont" style:family="text">
      <style:text-properties fo:color="#2AACB8" fo:font-size="10.5pt" style:font-size-asian="10.5pt" style:font-size-complex="10.5pt"/>
    </style:style>
    <style:style style:name="T739" style:parent-style-name="DefaultParagraphFont" style:family="text">
      <style:text-properties fo:color="#BCBEC4" fo:font-size="10.5pt" style:font-size-asian="10.5pt" style:font-size-complex="10.5pt"/>
    </style:style>
    <style:style style:name="T740" style:parent-style-name="DefaultParagraphFont" style:family="text">
      <style:text-properties fo:color="#BCBEC4" fo:font-size="10.5pt" style:font-size-asian="10.5pt" style:font-size-complex="10.5pt"/>
    </style:style>
    <style:style style:name="T741" style:parent-style-name="DefaultParagraphFont" style:family="text">
      <style:text-properties fo:color="#2AACB8" fo:font-size="10.5pt" style:font-size-asian="10.5pt" style:font-size-complex="10.5pt"/>
    </style:style>
    <style:style style:name="T742" style:parent-style-name="DefaultParagraphFont" style:family="text">
      <style:text-properties fo:color="#BCBEC4" fo:font-size="10.5pt" style:font-size-asian="10.5pt" style:font-size-complex="10.5pt"/>
    </style:style>
    <style:style style:name="T743" style:parent-style-name="DefaultParagraphFont" style:family="text">
      <style:text-properties fo:color="#BCBEC4" fo:font-size="10.5pt" style:font-size-asian="10.5pt" style:font-size-complex="10.5pt"/>
    </style:style>
    <style:style style:name="T744" style:parent-style-name="DefaultParagraphFont" style:family="text">
      <style:text-properties fo:color="#BCBEC4" fo:font-size="10.5pt" style:font-size-asian="10.5pt" style:font-size-complex="10.5pt"/>
    </style:style>
    <style:style style:name="T745" style:parent-style-name="DefaultParagraphFont" style:family="text">
      <style:text-properties fo:color="#8888C6" fo:font-size="10.5pt" style:font-size-asian="10.5pt" style:font-size-complex="10.5pt"/>
    </style:style>
    <style:style style:name="T746" style:parent-style-name="DefaultParagraphFont" style:family="text">
      <style:text-properties fo:color="#BCBEC4" fo:font-size="10.5pt" style:font-size-asian="10.5pt" style:font-size-complex="10.5pt"/>
    </style:style>
    <style:style style:name="T747" style:parent-style-name="DefaultParagraphFont" style:family="text">
      <style:text-properties fo:color="#6AAB73" fo:font-size="10.5pt" style:font-size-asian="10.5pt" style:font-size-complex="10.5pt"/>
    </style:style>
    <style:style style:name="T748" style:parent-style-name="DefaultParagraphFont" style:family="text">
      <style:text-properties fo:color="#CF8E6D" fo:font-size="10.5pt" style:font-size-asian="10.5pt" style:font-size-complex="10.5pt"/>
    </style:style>
    <style:style style:name="T749" style:parent-style-name="DefaultParagraphFont" style:family="text">
      <style:text-properties fo:color="#BCBEC4" fo:font-size="10.5pt" style:font-size-asian="10.5pt" style:font-size-complex="10.5pt"/>
    </style:style>
    <style:style style:name="T750" style:parent-style-name="DefaultParagraphFont" style:family="text">
      <style:text-properties fo:color="#CF8E6D" fo:font-size="10.5pt" style:font-size-asian="10.5pt" style:font-size-complex="10.5pt"/>
    </style:style>
    <style:style style:name="T751" style:parent-style-name="DefaultParagraphFont" style:family="text">
      <style:text-properties fo:color="#6AAB73" fo:font-size="10.5pt" style:font-size-asian="10.5pt" style:font-size-complex="10.5pt"/>
    </style:style>
    <style:style style:name="T752" style:parent-style-name="DefaultParagraphFont" style:family="text">
      <style:text-properties fo:color="#BCBEC4" fo:font-size="10.5pt" style:font-size-asian="10.5pt" style:font-size-complex="10.5pt"/>
    </style:style>
    <style:style style:name="T753" style:parent-style-name="DefaultParagraphFont" style:family="text">
      <style:text-properties fo:color="#BCBEC4" fo:font-size="10.5pt" style:font-size-asian="10.5pt" style:font-size-complex="10.5pt"/>
    </style:style>
    <style:style style:name="T754" style:parent-style-name="DefaultParagraphFont" style:family="text">
      <style:text-properties fo:color="#8888C6" fo:font-size="10.5pt" style:font-size-asian="10.5pt" style:font-size-complex="10.5pt"/>
    </style:style>
    <style:style style:name="T755" style:parent-style-name="DefaultParagraphFont" style:family="text">
      <style:text-properties fo:color="#BCBEC4" fo:font-size="10.5pt" style:font-size-asian="10.5pt" style:font-size-complex="10.5pt"/>
    </style:style>
    <style:style style:name="T756" style:parent-style-name="DefaultParagraphFont" style:family="text">
      <style:text-properties fo:color="#6AAB73" fo:font-size="10.5pt" style:font-size-asian="10.5pt" style:font-size-complex="10.5pt"/>
    </style:style>
    <style:style style:name="T757" style:parent-style-name="DefaultParagraphFont" style:family="text">
      <style:text-properties fo:color="#CF8E6D" fo:font-size="10.5pt" style:font-size-asian="10.5pt" style:font-size-complex="10.5pt"/>
    </style:style>
    <style:style style:name="T758" style:parent-style-name="DefaultParagraphFont" style:family="text">
      <style:text-properties fo:color="#BCBEC4" fo:font-size="10.5pt" style:font-size-asian="10.5pt" style:font-size-complex="10.5pt"/>
    </style:style>
    <style:style style:name="T759" style:parent-style-name="DefaultParagraphFont" style:family="text">
      <style:text-properties fo:color="#CF8E6D" fo:font-size="10.5pt" style:font-size-asian="10.5pt" style:font-size-complex="10.5pt"/>
    </style:style>
    <style:style style:name="T760" style:parent-style-name="DefaultParagraphFont" style:family="text">
      <style:text-properties fo:color="#6AAB73" fo:font-size="10.5pt" style:font-size-asian="10.5pt" style:font-size-complex="10.5pt"/>
    </style:style>
    <style:style style:name="T761" style:parent-style-name="DefaultParagraphFont" style:family="text">
      <style:text-properties fo:color="#BCBEC4" fo:font-size="10.5pt" style:font-size-asian="10.5pt" style:font-size-complex="10.5pt"/>
    </style:style>
    <style:style style:name="P762" style:parent-style-name="Textbody" style:family="paragraph">
      <style:paragraph-properties fo:margin-left="0.5in">
        <style:tab-stops/>
      </style:paragraph-properties>
    </style:style>
    <style:style style:name="P763" style:parent-style-name="Textbody" style:family="paragraph"/>
    <style:style style:name="T764" style:parent-style-name="DefaultParagraphFont" style:family="text">
      <style:text-properties style:font-name="Times New Roman"/>
    </style:style>
    <style:style style:name="T765" style:parent-style-name="SourceText" style:family="text">
      <style:text-properties style:font-name="Times New Roman"/>
    </style:style>
    <style:style style:name="T766" style:parent-style-name="DefaultParagraphFont" style:family="text">
      <style:text-properties style:font-name="Times New Roman"/>
    </style:style>
    <style:style style:name="T767" style:parent-style-name="SourceText" style:family="text">
      <style:text-properties style:font-name="Times New Roman"/>
    </style:style>
    <style:style style:name="T768" style:parent-style-name="DefaultParagraphFont" style:family="text">
      <style:text-properties style:font-name="Times New Roman"/>
    </style:style>
    <style:style style:name="T769" style:parent-style-name="SourceText" style:family="text">
      <style:text-properties style:font-name="Times New Roman"/>
    </style:style>
    <style:style style:name="T770" style:parent-style-name="DefaultParagraphFont" style:family="text">
      <style:text-properties style:font-name="Times New Roman"/>
    </style:style>
    <style:style style:name="T771" style:parent-style-name="SourceText" style:family="text">
      <style:text-properties style:font-name="Times New Roman"/>
    </style:style>
    <style:style style:name="T772" style:parent-style-name="DefaultParagraphFont" style:family="text">
      <style:text-properties style:font-name="Times New Roman"/>
    </style:style>
    <style:style style:name="T773" style:parent-style-name="SourceText" style:family="text">
      <style:text-properties style:font-name="Times New Roman"/>
    </style:style>
    <style:style style:name="T774" style:parent-style-name="DefaultParagraphFont" style:family="text">
      <style:text-properties style:font-name="Times New Roman"/>
    </style:style>
    <style:style style:name="T775" style:parent-style-name="SourceText" style:family="text">
      <style:text-properties style:font-name="Times New Roman"/>
    </style:style>
    <style:style style:name="T776" style:parent-style-name="DefaultParagraphFont" style:family="text">
      <style:text-properties style:font-name="Times New Roman"/>
    </style:style>
    <style:style style:name="T777" style:parent-style-name="SourceText" style:family="text">
      <style:text-properties style:font-name="Times New Roman"/>
    </style:style>
    <style:style style:name="T778" style:parent-style-name="DefaultParagraphFont" style:family="text">
      <style:text-properties style:font-name="Times New Roman"/>
    </style:style>
    <style:style style:name="P779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780" style:parent-style-name="DefaultParagraphFont" style:family="text">
      <style:text-properties fo:color="#CF8E6D" fo:font-size="10.5pt" style:font-size-asian="10.5pt" style:font-size-complex="10.5pt"/>
    </style:style>
    <style:style style:name="T781" style:parent-style-name="DefaultParagraphFont" style:family="text">
      <style:text-properties fo:color="#BCBEC4" fo:font-size="10.5pt" style:font-size-asian="10.5pt" style:font-size-complex="10.5pt"/>
    </style:style>
    <style:style style:name="T782" style:parent-style-name="DefaultParagraphFont" style:family="text">
      <style:text-properties fo:color="#BCBEC4" fo:font-size="10.5pt" style:font-size-asian="10.5pt" style:font-size-complex="10.5pt"/>
    </style:style>
    <style:style style:name="T783" style:parent-style-name="DefaultParagraphFont" style:family="text">
      <style:text-properties fo:color="#CF8E6D" fo:font-size="10.5pt" style:font-size-asian="10.5pt" style:font-size-complex="10.5pt"/>
    </style:style>
    <style:style style:name="T784" style:parent-style-name="DefaultParagraphFont" style:family="text">
      <style:text-properties fo:color="#56A8F5" fo:font-size="10.5pt" style:font-size-asian="10.5pt" style:font-size-complex="10.5pt"/>
    </style:style>
    <style:style style:name="T785" style:parent-style-name="DefaultParagraphFont" style:family="text">
      <style:text-properties fo:color="#BCBEC4" fo:font-size="10.5pt" style:font-size-asian="10.5pt" style:font-size-complex="10.5pt"/>
    </style:style>
    <style:style style:name="T786" style:parent-style-name="DefaultParagraphFont" style:family="text">
      <style:text-properties fo:color="#94558D" fo:font-size="10.5pt" style:font-size-asian="10.5pt" style:font-size-complex="10.5pt"/>
    </style:style>
    <style:style style:name="T787" style:parent-style-name="DefaultParagraphFont" style:family="text">
      <style:text-properties fo:color="#BCBEC4" fo:font-size="10.5pt" style:font-size-asian="10.5pt" style:font-size-complex="10.5pt"/>
    </style:style>
    <style:style style:name="T788" style:parent-style-name="DefaultParagraphFont" style:family="text">
      <style:text-properties fo:color="#BCBEC4" fo:font-size="10.5pt" style:font-size-asian="10.5pt" style:font-size-complex="10.5pt"/>
    </style:style>
    <style:style style:name="T789" style:parent-style-name="DefaultParagraphFont" style:family="text">
      <style:text-properties fo:color="#8888C6" fo:font-size="10.5pt" style:font-size-asian="10.5pt" style:font-size-complex="10.5pt"/>
    </style:style>
    <style:style style:name="T790" style:parent-style-name="DefaultParagraphFont" style:family="text">
      <style:text-properties fo:color="#BCBEC4" fo:font-size="10.5pt" style:font-size-asian="10.5pt" style:font-size-complex="10.5pt"/>
    </style:style>
    <style:style style:name="T791" style:parent-style-name="DefaultParagraphFont" style:family="text">
      <style:text-properties fo:color="#6AAB73" fo:font-size="10.5pt" style:font-size-asian="10.5pt" style:font-size-complex="10.5pt"/>
    </style:style>
    <style:style style:name="T792" style:parent-style-name="DefaultParagraphFont" style:family="text">
      <style:text-properties fo:color="#BCBEC4" fo:font-size="10.5pt" style:font-size-asian="10.5pt" style:font-size-complex="10.5pt"/>
    </style:style>
    <style:style style:name="T793" style:parent-style-name="DefaultParagraphFont" style:family="text">
      <style:text-properties fo:color="#BCBEC4" fo:font-size="10.5pt" style:font-size-asian="10.5pt" style:font-size-complex="10.5pt"/>
    </style:style>
    <style:style style:name="T794" style:parent-style-name="DefaultParagraphFont" style:family="text">
      <style:text-properties fo:color="#BCBEC4" fo:font-size="10.5pt" style:font-size-asian="10.5pt" style:font-size-complex="10.5pt"/>
    </style:style>
    <style:style style:name="T795" style:parent-style-name="DefaultParagraphFont" style:family="text">
      <style:text-properties fo:color="#CF8E6D" fo:font-size="10.5pt" style:font-size-asian="10.5pt" style:font-size-complex="10.5pt"/>
    </style:style>
    <style:style style:name="T796" style:parent-style-name="DefaultParagraphFont" style:family="text">
      <style:text-properties fo:color="#BCBEC4" fo:font-size="10.5pt" style:font-size-asian="10.5pt" style:font-size-complex="10.5pt"/>
    </style:style>
    <style:style style:name="T797" style:parent-style-name="DefaultParagraphFont" style:family="text">
      <style:text-properties fo:color="#BCBEC4" fo:font-size="10.5pt" style:font-size-asian="10.5pt" style:font-size-complex="10.5pt"/>
    </style:style>
    <style:style style:name="T798" style:parent-style-name="DefaultParagraphFont" style:family="text">
      <style:text-properties fo:color="#CF8E6D" fo:font-size="10.5pt" style:font-size-asian="10.5pt" style:font-size-complex="10.5pt"/>
    </style:style>
    <style:style style:name="T799" style:parent-style-name="DefaultParagraphFont" style:family="text">
      <style:text-properties fo:color="#CF8E6D" fo:font-size="10.5pt" style:font-size-asian="10.5pt" style:font-size-complex="10.5pt"/>
    </style:style>
    <style:style style:name="T800" style:parent-style-name="DefaultParagraphFont" style:family="text">
      <style:text-properties fo:color="#CF8E6D" fo:font-size="10.5pt" style:font-size-asian="10.5pt" style:font-size-complex="10.5pt"/>
    </style:style>
    <style:style style:name="T801" style:parent-style-name="DefaultParagraphFont" style:family="text">
      <style:text-properties fo:color="#56A8F5" fo:font-size="10.5pt" style:font-size-asian="10.5pt" style:font-size-complex="10.5pt"/>
    </style:style>
    <style:style style:name="T802" style:parent-style-name="DefaultParagraphFont" style:family="text">
      <style:text-properties fo:color="#BCBEC4" fo:font-size="10.5pt" style:font-size-asian="10.5pt" style:font-size-complex="10.5pt"/>
    </style:style>
    <style:style style:name="T803" style:parent-style-name="DefaultParagraphFont" style:family="text">
      <style:text-properties fo:color="#BCBEC4" fo:font-size="10.5pt" style:font-size-asian="10.5pt" style:font-size-complex="10.5pt"/>
    </style:style>
    <style:style style:name="T804" style:parent-style-name="DefaultParagraphFont" style:family="text">
      <style:text-properties fo:color="#CF8E6D" fo:font-size="10.5pt" style:font-size-asian="10.5pt" style:font-size-complex="10.5pt"/>
    </style:style>
    <style:style style:name="T805" style:parent-style-name="DefaultParagraphFont" style:family="text">
      <style:text-properties fo:color="#BCBEC4" fo:font-size="10.5pt" style:font-size-asian="10.5pt" style:font-size-complex="10.5pt"/>
    </style:style>
    <style:style style:name="T806" style:parent-style-name="DefaultParagraphFont" style:family="text">
      <style:text-properties fo:color="#BCBEC4" fo:font-size="10.5pt" style:font-size-asian="10.5pt" style:font-size-complex="10.5pt"/>
    </style:style>
    <style:style style:name="T807" style:parent-style-name="DefaultParagraphFont" style:family="text">
      <style:text-properties fo:color="#BCBEC4" fo:font-size="10.5pt" style:font-size-asian="10.5pt" style:font-size-complex="10.5pt"/>
    </style:style>
    <style:style style:name="T808" style:parent-style-name="DefaultParagraphFont" style:family="text">
      <style:text-properties fo:color="#CF8E6D" fo:font-size="10.5pt" style:font-size-asian="10.5pt" style:font-size-complex="10.5pt"/>
    </style:style>
    <style:style style:name="T809" style:parent-style-name="DefaultParagraphFont" style:family="text">
      <style:text-properties fo:color="#8888C6" fo:font-size="10.5pt" style:font-size-asian="10.5pt" style:font-size-complex="10.5pt"/>
    </style:style>
    <style:style style:name="T810" style:parent-style-name="DefaultParagraphFont" style:family="text">
      <style:text-properties fo:color="#BCBEC4" fo:font-size="10.5pt" style:font-size-asian="10.5pt" style:font-size-complex="10.5pt"/>
    </style:style>
    <style:style style:name="T811" style:parent-style-name="DefaultParagraphFont" style:family="text">
      <style:text-properties fo:color="#BCBEC4" fo:font-size="10.5pt" style:font-size-asian="10.5pt" style:font-size-complex="10.5pt"/>
    </style:style>
    <style:style style:name="T812" style:parent-style-name="DefaultParagraphFont" style:family="text">
      <style:text-properties fo:color="#8888C6" fo:font-size="10.5pt" style:font-size-asian="10.5pt" style:font-size-complex="10.5pt"/>
    </style:style>
    <style:style style:name="T813" style:parent-style-name="DefaultParagraphFont" style:family="text">
      <style:text-properties fo:color="#BCBEC4" fo:font-size="10.5pt" style:font-size-asian="10.5pt" style:font-size-complex="10.5pt"/>
    </style:style>
    <style:style style:name="T814" style:parent-style-name="DefaultParagraphFont" style:family="text">
      <style:text-properties fo:color="#6AAB73" fo:font-size="10.5pt" style:font-size-asian="10.5pt" style:font-size-complex="10.5pt"/>
    </style:style>
    <style:style style:name="T815" style:parent-style-name="DefaultParagraphFont" style:family="text">
      <style:text-properties fo:color="#CF8E6D" fo:font-size="10.5pt" style:font-size-asian="10.5pt" style:font-size-complex="10.5pt"/>
    </style:style>
    <style:style style:name="T816" style:parent-style-name="DefaultParagraphFont" style:family="text">
      <style:text-properties fo:color="#BCBEC4" fo:font-size="10.5pt" style:font-size-asian="10.5pt" style:font-size-complex="10.5pt"/>
    </style:style>
    <style:style style:name="T817" style:parent-style-name="DefaultParagraphFont" style:family="text">
      <style:text-properties fo:color="#B200B2" fo:font-size="10.5pt" style:font-size-asian="10.5pt" style:font-size-complex="10.5pt"/>
    </style:style>
    <style:style style:name="T818" style:parent-style-name="DefaultParagraphFont" style:family="text">
      <style:text-properties fo:color="#CF8E6D" fo:font-size="10.5pt" style:font-size-asian="10.5pt" style:font-size-complex="10.5pt"/>
    </style:style>
    <style:style style:name="T819" style:parent-style-name="DefaultParagraphFont" style:family="text">
      <style:text-properties fo:color="#6AAB73" fo:font-size="10.5pt" style:font-size-asian="10.5pt" style:font-size-complex="10.5pt"/>
    </style:style>
    <style:style style:name="T820" style:parent-style-name="DefaultParagraphFont" style:family="text">
      <style:text-properties fo:color="#BCBEC4" fo:font-size="10.5pt" style:font-size-asian="10.5pt" style:font-size-complex="10.5pt"/>
    </style:style>
    <style:style style:name="T821" style:parent-style-name="DefaultParagraphFont" style:family="text">
      <style:text-properties fo:color="#BCBEC4" fo:font-size="10.5pt" style:font-size-asian="10.5pt" style:font-size-complex="10.5pt"/>
    </style:style>
    <style:style style:name="T822" style:parent-style-name="DefaultParagraphFont" style:family="text">
      <style:text-properties fo:color="#BCBEC4" fo:font-size="10.5pt" style:font-size-asian="10.5pt" style:font-size-complex="10.5pt"/>
    </style:style>
    <style:style style:name="T823" style:parent-style-name="DefaultParagraphFont" style:family="text">
      <style:text-properties fo:color="#BCBEC4" fo:font-size="10.5pt" style:font-size-asian="10.5pt" style:font-size-complex="10.5pt"/>
    </style:style>
    <style:style style:name="T824" style:parent-style-name="DefaultParagraphFont" style:family="text">
      <style:text-properties fo:color="#BCBEC4" fo:font-size="10.5pt" style:font-size-asian="10.5pt" style:font-size-complex="10.5pt"/>
    </style:style>
    <style:style style:name="T825" style:parent-style-name="DefaultParagraphFont" style:family="text">
      <style:text-properties fo:color="#BCBEC4" fo:font-size="10.5pt" style:font-size-asian="10.5pt" style:font-size-complex="10.5pt"/>
    </style:style>
    <style:style style:name="T826" style:parent-style-name="DefaultParagraphFont" style:family="text">
      <style:text-properties fo:color="#8888C6" fo:font-size="10.5pt" style:font-size-asian="10.5pt" style:font-size-complex="10.5pt"/>
    </style:style>
    <style:style style:name="T827" style:parent-style-name="DefaultParagraphFont" style:family="text">
      <style:text-properties fo:color="#BCBEC4" fo:font-size="10.5pt" style:font-size-asian="10.5pt" style:font-size-complex="10.5pt"/>
    </style:style>
    <style:style style:name="T828" style:parent-style-name="DefaultParagraphFont" style:family="text">
      <style:text-properties fo:color="#6AAB73" fo:font-size="10.5pt" style:font-size-asian="10.5pt" style:font-size-complex="10.5pt"/>
    </style:style>
    <style:style style:name="T829" style:parent-style-name="DefaultParagraphFont" style:family="text">
      <style:text-properties fo:color="#BCBEC4" fo:font-size="10.5pt" style:font-size-asian="10.5pt" style:font-size-complex="10.5pt"/>
    </style:style>
    <style:style style:name="T830" style:parent-style-name="DefaultParagraphFont" style:family="text">
      <style:text-properties fo:color="#BCBEC4" fo:font-size="10.5pt" style:font-size-asian="10.5pt" style:font-size-complex="10.5pt"/>
    </style:style>
    <style:style style:name="T831" style:parent-style-name="DefaultParagraphFont" style:family="text">
      <style:text-properties fo:color="#BCBEC4" fo:font-size="10.5pt" style:font-size-asian="10.5pt" style:font-size-complex="10.5pt"/>
    </style:style>
    <style:style style:name="T832" style:parent-style-name="DefaultParagraphFont" style:family="text">
      <style:text-properties fo:color="#BCBEC4" fo:font-size="10.5pt" style:font-size-asian="10.5pt" style:font-size-complex="10.5pt"/>
    </style:style>
    <style:style style:name="T833" style:parent-style-name="DefaultParagraphFont" style:family="text">
      <style:text-properties fo:color="#8888C6" fo:font-size="10.5pt" style:font-size-asian="10.5pt" style:font-size-complex="10.5pt"/>
    </style:style>
    <style:style style:name="T834" style:parent-style-name="DefaultParagraphFont" style:family="text">
      <style:text-properties fo:color="#BCBEC4" fo:font-size="10.5pt" style:font-size-asian="10.5pt" style:font-size-complex="10.5pt"/>
    </style:style>
    <style:style style:name="T835" style:parent-style-name="DefaultParagraphFont" style:family="text">
      <style:text-properties fo:color="#6AAB73" fo:font-size="10.5pt" style:font-size-asian="10.5pt" style:font-size-complex="10.5pt"/>
    </style:style>
    <style:style style:name="T836" style:parent-style-name="DefaultParagraphFont" style:family="text">
      <style:text-properties fo:color="#CF8E6D" fo:font-size="10.5pt" style:font-size-asian="10.5pt" style:font-size-complex="10.5pt"/>
    </style:style>
    <style:style style:name="T837" style:parent-style-name="DefaultParagraphFont" style:family="text">
      <style:text-properties fo:color="#6AAB73" fo:font-size="10.5pt" style:font-size-asian="10.5pt" style:font-size-complex="10.5pt"/>
    </style:style>
    <style:style style:name="T838" style:parent-style-name="DefaultParagraphFont" style:family="text">
      <style:text-properties fo:color="#BCBEC4" fo:font-size="10.5pt" style:font-size-asian="10.5pt" style:font-size-complex="10.5pt"/>
    </style:style>
    <style:style style:name="T839" style:parent-style-name="DefaultParagraphFont" style:family="text">
      <style:text-properties fo:color="#BCBEC4" fo:font-size="10.5pt" style:font-size-asian="10.5pt" style:font-size-complex="10.5pt"/>
    </style:style>
    <style:style style:name="P840" style:parent-style-name="Textbody" style:family="paragraph">
      <style:paragraph-properties fo:margin-left="0.5in">
        <style:tab-stops/>
      </style:paragraph-properties>
    </style:style>
    <style:style style:name="P841" style:parent-style-name="Textbody" style:family="paragraph"/>
    <style:style style:name="T842" style:parent-style-name="DefaultParagraphFont" style:family="text">
      <style:text-properties style:font-name="Times New Roman"/>
    </style:style>
    <style:style style:name="T843" style:parent-style-name="SourceText" style:family="text">
      <style:text-properties style:font-name="Times New Roman"/>
    </style:style>
    <style:style style:name="T844" style:parent-style-name="DefaultParagraphFont" style:family="text">
      <style:text-properties style:font-name="Times New Roman"/>
    </style:style>
    <style:style style:name="T845" style:parent-style-name="SourceText" style:family="text">
      <style:text-properties style:font-name="Times New Roman"/>
    </style:style>
    <style:style style:name="T846" style:parent-style-name="DefaultParagraphFont" style:family="text">
      <style:text-properties style:font-name="Times New Roman"/>
    </style:style>
    <style:style style:name="T847" style:parent-style-name="SourceText" style:family="text">
      <style:text-properties style:font-name="Times New Roman"/>
    </style:style>
    <style:style style:name="T848" style:parent-style-name="DefaultParagraphFont" style:family="text">
      <style:text-properties style:font-name="Times New Roman"/>
    </style:style>
    <style:style style:name="T849" style:parent-style-name="SourceText" style:family="text">
      <style:text-properties style:font-name="Times New Roman"/>
    </style:style>
    <style:style style:name="T850" style:parent-style-name="DefaultParagraphFont" style:family="text">
      <style:text-properties style:font-name="Times New Roman"/>
    </style:style>
    <style:style style:name="P851" style:parent-style-name="HTMLPreformatted" style:family="paragraph">
      <style:paragraph-properties fo:margin-left="0.5in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T852" style:parent-style-name="DefaultParagraphFont" style:family="text">
      <style:text-properties fo:color="#CF8E6D" fo:font-size="10.5pt" style:font-size-asian="10.5pt" style:font-size-complex="10.5pt"/>
    </style:style>
    <style:style style:name="T853" style:parent-style-name="DefaultParagraphFont" style:family="text">
      <style:text-properties fo:color="#BCBEC4" fo:font-size="10.5pt" style:font-size-asian="10.5pt" style:font-size-complex="10.5pt"/>
    </style:style>
    <style:style style:name="T854" style:parent-style-name="DefaultParagraphFont" style:family="text">
      <style:text-properties fo:color="#BCBEC4" fo:font-size="10.5pt" style:font-size-asian="10.5pt" style:font-size-complex="10.5pt"/>
    </style:style>
    <style:style style:name="T855" style:parent-style-name="DefaultParagraphFont" style:family="text">
      <style:text-properties fo:color="#CF8E6D" fo:font-size="10.5pt" style:font-size-asian="10.5pt" style:font-size-complex="10.5pt"/>
    </style:style>
    <style:style style:name="T856" style:parent-style-name="DefaultParagraphFont" style:family="text">
      <style:text-properties fo:color="#56A8F5" fo:font-size="10.5pt" style:font-size-asian="10.5pt" style:font-size-complex="10.5pt"/>
    </style:style>
    <style:style style:name="T857" style:parent-style-name="DefaultParagraphFont" style:family="text">
      <style:text-properties fo:color="#BCBEC4" fo:font-size="10.5pt" style:font-size-asian="10.5pt" style:font-size-complex="10.5pt"/>
    </style:style>
    <style:style style:name="T858" style:parent-style-name="DefaultParagraphFont" style:family="text">
      <style:text-properties fo:color="#94558D" fo:font-size="10.5pt" style:font-size-asian="10.5pt" style:font-size-complex="10.5pt"/>
    </style:style>
    <style:style style:name="T859" style:parent-style-name="DefaultParagraphFont" style:family="text">
      <style:text-properties fo:color="#BCBEC4" fo:font-size="10.5pt" style:font-size-asian="10.5pt" style:font-size-complex="10.5pt"/>
    </style:style>
    <style:style style:name="T860" style:parent-style-name="DefaultParagraphFont" style:family="text">
      <style:text-properties fo:color="#BCBEC4" fo:font-size="10.5pt" style:font-size-asian="10.5pt" style:font-size-complex="10.5pt"/>
    </style:style>
    <style:style style:name="T861" style:parent-style-name="DefaultParagraphFont" style:family="text">
      <style:text-properties fo:color="#2AACB8" fo:font-size="10.5pt" style:font-size-asian="10.5pt" style:font-size-complex="10.5pt"/>
    </style:style>
    <style:style style:name="T862" style:parent-style-name="DefaultParagraphFont" style:family="text">
      <style:text-properties fo:color="#2AACB8" fo:font-size="10.5pt" style:font-size-asian="10.5pt" style:font-size-complex="10.5pt"/>
    </style:style>
    <style:style style:name="T863" style:parent-style-name="DefaultParagraphFont" style:family="text">
      <style:text-properties fo:color="#BCBEC4" fo:font-size="10.5pt" style:font-size-asian="10.5pt" style:font-size-complex="10.5pt"/>
    </style:style>
    <style:style style:name="T864" style:parent-style-name="DefaultParagraphFont" style:family="text">
      <style:text-properties fo:color="#2AACB8" fo:font-size="10.5pt" style:font-size-asian="10.5pt" style:font-size-complex="10.5pt"/>
    </style:style>
    <style:style style:name="T865" style:parent-style-name="DefaultParagraphFont" style:family="text">
      <style:text-properties fo:color="#2AACB8" fo:font-size="10.5pt" style:font-size-asian="10.5pt" style:font-size-complex="10.5pt"/>
    </style:style>
    <style:style style:name="T866" style:parent-style-name="DefaultParagraphFont" style:family="text">
      <style:text-properties fo:color="#CF8E6D" fo:font-size="10.5pt" style:font-size-asian="10.5pt" style:font-size-complex="10.5pt"/>
    </style:style>
    <style:style style:name="T867" style:parent-style-name="DefaultParagraphFont" style:family="text">
      <style:text-properties fo:color="#BCBEC4" fo:font-size="10.5pt" style:font-size-asian="10.5pt" style:font-size-complex="10.5pt"/>
    </style:style>
    <style:style style:name="T868" style:parent-style-name="DefaultParagraphFont" style:family="text">
      <style:text-properties fo:color="#BCBEC4" fo:font-size="10.5pt" style:font-size-asian="10.5pt" style:font-size-complex="10.5pt"/>
    </style:style>
    <style:style style:name="T869" style:parent-style-name="DefaultParagraphFont" style:family="text">
      <style:text-properties fo:color="#CF8E6D" fo:font-size="10.5pt" style:font-size-asian="10.5pt" style:font-size-complex="10.5pt"/>
    </style:style>
    <style:style style:name="T870" style:parent-style-name="DefaultParagraphFont" style:family="text">
      <style:text-properties fo:color="#BCBEC4" fo:font-size="10.5pt" style:font-size-asian="10.5pt" style:font-size-complex="10.5pt"/>
    </style:style>
    <style:style style:name="T871" style:parent-style-name="DefaultParagraphFont" style:family="text">
      <style:text-properties fo:color="#2AACB8" fo:font-size="10.5pt" style:font-size-asian="10.5pt" style:font-size-complex="10.5pt"/>
    </style:style>
    <style:style style:name="T872" style:parent-style-name="DefaultParagraphFont" style:family="text">
      <style:text-properties fo:color="#BCBEC4" fo:font-size="10.5pt" style:font-size-asian="10.5pt" style:font-size-complex="10.5pt"/>
    </style:style>
    <style:style style:name="T873" style:parent-style-name="DefaultParagraphFont" style:family="text">
      <style:text-properties fo:color="#2AACB8" fo:font-size="10.5pt" style:font-size-asian="10.5pt" style:font-size-complex="10.5pt"/>
    </style:style>
    <style:style style:name="T874" style:parent-style-name="DefaultParagraphFont" style:family="text">
      <style:text-properties fo:color="#BCBEC4" fo:font-size="10.5pt" style:font-size-asian="10.5pt" style:font-size-complex="10.5pt"/>
    </style:style>
    <style:style style:name="T875" style:parent-style-name="DefaultParagraphFont" style:family="text">
      <style:text-properties fo:color="#BCBEC4" fo:font-size="10.5pt" style:font-size-asian="10.5pt" style:font-size-complex="10.5pt"/>
    </style:style>
    <style:style style:name="T876" style:parent-style-name="DefaultParagraphFont" style:family="text">
      <style:text-properties fo:color="#8888C6" fo:font-size="10.5pt" style:font-size-asian="10.5pt" style:font-size-complex="10.5pt"/>
    </style:style>
    <style:style style:name="T877" style:parent-style-name="DefaultParagraphFont" style:family="text">
      <style:text-properties fo:color="#BCBEC4" fo:font-size="10.5pt" style:font-size-asian="10.5pt" style:font-size-complex="10.5pt"/>
    </style:style>
    <style:style style:name="T878" style:parent-style-name="DefaultParagraphFont" style:family="text">
      <style:text-properties fo:color="#AA4926" fo:font-size="10.5pt" style:font-size-asian="10.5pt" style:font-size-complex="10.5pt"/>
    </style:style>
    <style:style style:name="T879" style:parent-style-name="DefaultParagraphFont" style:family="text">
      <style:text-properties fo:color="#BCBEC4" fo:font-size="10.5pt" style:font-size-asian="10.5pt" style:font-size-complex="10.5pt"/>
    </style:style>
    <style:style style:name="T880" style:parent-style-name="DefaultParagraphFont" style:family="text">
      <style:text-properties fo:color="#6AAB73" fo:font-size="10.5pt" style:font-size-asian="10.5pt" style:font-size-complex="10.5pt"/>
    </style:style>
    <style:style style:name="T881" style:parent-style-name="DefaultParagraphFont" style:family="text">
      <style:text-properties fo:color="#BCBEC4" fo:font-size="10.5pt" style:font-size-asian="10.5pt" style:font-size-complex="10.5pt"/>
    </style:style>
    <style:style style:name="T882" style:parent-style-name="DefaultParagraphFont" style:family="text">
      <style:text-properties fo:color="#BCBEC4" fo:font-size="10.5pt" style:font-size-asian="10.5pt" style:font-size-complex="10.5pt"/>
    </style:style>
    <style:style style:name="T883" style:parent-style-name="DefaultParagraphFont" style:family="text">
      <style:text-properties fo:color="#2AACB8" fo:font-size="10.5pt" style:font-size-asian="10.5pt" style:font-size-complex="10.5pt"/>
    </style:style>
    <style:style style:name="T884" style:parent-style-name="DefaultParagraphFont" style:family="text">
      <style:text-properties fo:color="#2AACB8" fo:font-size="10.5pt" style:font-size-asian="10.5pt" style:font-size-complex="10.5pt"/>
    </style:style>
    <style:style style:name="T885" style:parent-style-name="DefaultParagraphFont" style:family="text">
      <style:text-properties fo:color="#BCBEC4" fo:font-size="10.5pt" style:font-size-asian="10.5pt" style:font-size-complex="10.5pt"/>
    </style:style>
    <style:style style:name="T886" style:parent-style-name="DefaultParagraphFont" style:family="text">
      <style:text-properties fo:color="#2AACB8" fo:font-size="10.5pt" style:font-size-asian="10.5pt" style:font-size-complex="10.5pt"/>
    </style:style>
    <style:style style:name="T887" style:parent-style-name="DefaultParagraphFont" style:family="text">
      <style:text-properties fo:color="#2AACB8" fo:font-size="10.5pt" style:font-size-asian="10.5pt" style:font-size-complex="10.5pt"/>
    </style:style>
    <style:style style:name="T888" style:parent-style-name="DefaultParagraphFont" style:family="text">
      <style:text-properties fo:color="#8888C6" fo:font-size="10.5pt" style:font-size-asian="10.5pt" style:font-size-complex="10.5pt"/>
    </style:style>
    <style:style style:name="T889" style:parent-style-name="DefaultParagraphFont" style:family="text">
      <style:text-properties fo:color="#BCBEC4" fo:font-size="10.5pt" style:font-size-asian="10.5pt" style:font-size-complex="10.5pt"/>
    </style:style>
    <style:style style:name="T890" style:parent-style-name="DefaultParagraphFont" style:family="text">
      <style:text-properties fo:color="#BCBEC4" fo:font-size="10.5pt" style:font-size-asian="10.5pt" style:font-size-complex="10.5pt"/>
    </style:style>
    <style:style style:name="T891" style:parent-style-name="DefaultParagraphFont" style:family="text">
      <style:text-properties fo:color="#BCBEC4" fo:font-size="10.5pt" style:font-size-asian="10.5pt" style:font-size-complex="10.5pt"/>
    </style:style>
    <style:style style:name="T892" style:parent-style-name="DefaultParagraphFont" style:family="text">
      <style:text-properties fo:color="#CF8E6D" fo:font-size="10.5pt" style:font-size-asian="10.5pt" style:font-size-complex="10.5pt"/>
    </style:style>
    <style:style style:name="T893" style:parent-style-name="DefaultParagraphFont" style:family="text">
      <style:text-properties fo:color="#BCBEC4" fo:font-size="10.5pt" style:font-size-asian="10.5pt" style:font-size-complex="10.5pt"/>
    </style:style>
    <style:style style:name="T894" style:parent-style-name="DefaultParagraphFont" style:family="text">
      <style:text-properties fo:color="#BCBEC4" fo:font-size="10.5pt" style:font-size-asian="10.5pt" style:font-size-complex="10.5pt"/>
    </style:style>
    <style:style style:name="T895" style:parent-style-name="DefaultParagraphFont" style:family="text">
      <style:text-properties fo:color="#CF8E6D" fo:font-size="10.5pt" style:font-size-asian="10.5pt" style:font-size-complex="10.5pt"/>
    </style:style>
    <style:style style:name="T896" style:parent-style-name="DefaultParagraphFont" style:family="text">
      <style:text-properties fo:color="#56A8F5" fo:font-size="10.5pt" style:font-size-asian="10.5pt" style:font-size-complex="10.5pt"/>
    </style:style>
    <style:style style:name="T897" style:parent-style-name="DefaultParagraphFont" style:family="text">
      <style:text-properties fo:color="#BCBEC4" fo:font-size="10.5pt" style:font-size-asian="10.5pt" style:font-size-complex="10.5pt"/>
    </style:style>
    <style:style style:name="T898" style:parent-style-name="DefaultParagraphFont" style:family="text">
      <style:text-properties fo:color="#94558D" fo:font-size="10.5pt" style:font-size-asian="10.5pt" style:font-size-complex="10.5pt"/>
    </style:style>
    <style:style style:name="T899" style:parent-style-name="DefaultParagraphFont" style:family="text">
      <style:text-properties fo:color="#BCBEC4" fo:font-size="10.5pt" style:font-size-asian="10.5pt" style:font-size-complex="10.5pt"/>
    </style:style>
    <style:style style:name="T900" style:parent-style-name="DefaultParagraphFont" style:family="text">
      <style:text-properties fo:color="#BCBEC4" fo:font-size="10.5pt" style:font-size-asian="10.5pt" style:font-size-complex="10.5pt"/>
    </style:style>
    <style:style style:name="T901" style:parent-style-name="DefaultParagraphFont" style:family="text">
      <style:text-properties fo:color="#2AACB8" fo:font-size="10.5pt" style:font-size-asian="10.5pt" style:font-size-complex="10.5pt"/>
    </style:style>
    <style:style style:name="T902" style:parent-style-name="DefaultParagraphFont" style:family="text">
      <style:text-properties fo:color="#2AACB8" fo:font-size="10.5pt" style:font-size-asian="10.5pt" style:font-size-complex="10.5pt"/>
    </style:style>
    <style:style style:name="T903" style:parent-style-name="DefaultParagraphFont" style:family="text">
      <style:text-properties fo:color="#BCBEC4" fo:font-size="10.5pt" style:font-size-asian="10.5pt" style:font-size-complex="10.5pt"/>
    </style:style>
    <style:style style:name="T904" style:parent-style-name="DefaultParagraphFont" style:family="text">
      <style:text-properties fo:color="#2AACB8" fo:font-size="10.5pt" style:font-size-asian="10.5pt" style:font-size-complex="10.5pt"/>
    </style:style>
    <style:style style:name="T905" style:parent-style-name="DefaultParagraphFont" style:family="text">
      <style:text-properties fo:color="#2AACB8" fo:font-size="10.5pt" style:font-size-asian="10.5pt" style:font-size-complex="10.5pt"/>
    </style:style>
    <style:style style:name="T906" style:parent-style-name="DefaultParagraphFont" style:family="text">
      <style:text-properties fo:color="#CF8E6D" fo:font-size="10.5pt" style:font-size-asian="10.5pt" style:font-size-complex="10.5pt"/>
    </style:style>
    <style:style style:name="T907" style:parent-style-name="DefaultParagraphFont" style:family="text">
      <style:text-properties fo:color="#BCBEC4" fo:font-size="10.5pt" style:font-size-asian="10.5pt" style:font-size-complex="10.5pt"/>
    </style:style>
    <style:style style:name="T908" style:parent-style-name="DefaultParagraphFont" style:family="text">
      <style:text-properties fo:color="#BCBEC4" fo:font-size="10.5pt" style:font-size-asian="10.5pt" style:font-size-complex="10.5pt"/>
    </style:style>
    <style:style style:name="T909" style:parent-style-name="DefaultParagraphFont" style:family="text">
      <style:text-properties fo:color="#CF8E6D" fo:font-size="10.5pt" style:font-size-asian="10.5pt" style:font-size-complex="10.5pt"/>
    </style:style>
    <style:style style:name="T910" style:parent-style-name="DefaultParagraphFont" style:family="text">
      <style:text-properties fo:color="#BCBEC4" fo:font-size="10.5pt" style:font-size-asian="10.5pt" style:font-size-complex="10.5pt"/>
    </style:style>
    <style:style style:name="T911" style:parent-style-name="DefaultParagraphFont" style:family="text">
      <style:text-properties fo:color="#2AACB8" fo:font-size="10.5pt" style:font-size-asian="10.5pt" style:font-size-complex="10.5pt"/>
    </style:style>
    <style:style style:name="T912" style:parent-style-name="DefaultParagraphFont" style:family="text">
      <style:text-properties fo:color="#BCBEC4" fo:font-size="10.5pt" style:font-size-asian="10.5pt" style:font-size-complex="10.5pt"/>
    </style:style>
    <style:style style:name="T913" style:parent-style-name="DefaultParagraphFont" style:family="text">
      <style:text-properties fo:color="#2AACB8" fo:font-size="10.5pt" style:font-size-asian="10.5pt" style:font-size-complex="10.5pt"/>
    </style:style>
    <style:style style:name="T914" style:parent-style-name="DefaultParagraphFont" style:family="text">
      <style:text-properties fo:color="#BCBEC4" fo:font-size="10.5pt" style:font-size-asian="10.5pt" style:font-size-complex="10.5pt"/>
    </style:style>
    <style:style style:name="T915" style:parent-style-name="DefaultParagraphFont" style:family="text">
      <style:text-properties fo:color="#BCBEC4" fo:font-size="10.5pt" style:font-size-asian="10.5pt" style:font-size-complex="10.5pt"/>
    </style:style>
    <style:style style:name="T916" style:parent-style-name="DefaultParagraphFont" style:family="text">
      <style:text-properties fo:color="#8888C6" fo:font-size="10.5pt" style:font-size-asian="10.5pt" style:font-size-complex="10.5pt"/>
    </style:style>
    <style:style style:name="T917" style:parent-style-name="DefaultParagraphFont" style:family="text">
      <style:text-properties fo:color="#BCBEC4" fo:font-size="10.5pt" style:font-size-asian="10.5pt" style:font-size-complex="10.5pt"/>
    </style:style>
    <style:style style:name="T918" style:parent-style-name="DefaultParagraphFont" style:family="text">
      <style:text-properties fo:color="#AA4926" fo:font-size="10.5pt" style:font-size-asian="10.5pt" style:font-size-complex="10.5pt"/>
    </style:style>
    <style:style style:name="T919" style:parent-style-name="DefaultParagraphFont" style:family="text">
      <style:text-properties fo:color="#BCBEC4" fo:font-size="10.5pt" style:font-size-asian="10.5pt" style:font-size-complex="10.5pt"/>
    </style:style>
    <style:style style:name="T920" style:parent-style-name="DefaultParagraphFont" style:family="text">
      <style:text-properties fo:color="#6AAB73" fo:font-size="10.5pt" style:font-size-asian="10.5pt" style:font-size-complex="10.5pt"/>
    </style:style>
    <style:style style:name="T921" style:parent-style-name="DefaultParagraphFont" style:family="text">
      <style:text-properties fo:color="#BCBEC4" fo:font-size="10.5pt" style:font-size-asian="10.5pt" style:font-size-complex="10.5pt"/>
    </style:style>
    <style:style style:name="T922" style:parent-style-name="DefaultParagraphFont" style:family="text">
      <style:text-properties fo:color="#BCBEC4" fo:font-size="10.5pt" style:font-size-asian="10.5pt" style:font-size-complex="10.5pt"/>
    </style:style>
    <style:style style:name="T923" style:parent-style-name="DefaultParagraphFont" style:family="text">
      <style:text-properties fo:color="#2AACB8" fo:font-size="10.5pt" style:font-size-asian="10.5pt" style:font-size-complex="10.5pt"/>
    </style:style>
    <style:style style:name="T924" style:parent-style-name="DefaultParagraphFont" style:family="text">
      <style:text-properties fo:color="#2AACB8" fo:font-size="10.5pt" style:font-size-asian="10.5pt" style:font-size-complex="10.5pt"/>
    </style:style>
    <style:style style:name="T925" style:parent-style-name="DefaultParagraphFont" style:family="text">
      <style:text-properties fo:color="#BCBEC4" fo:font-size="10.5pt" style:font-size-asian="10.5pt" style:font-size-complex="10.5pt"/>
    </style:style>
    <style:style style:name="T926" style:parent-style-name="DefaultParagraphFont" style:family="text">
      <style:text-properties fo:color="#2AACB8" fo:font-size="10.5pt" style:font-size-asian="10.5pt" style:font-size-complex="10.5pt"/>
    </style:style>
    <style:style style:name="T927" style:parent-style-name="DefaultParagraphFont" style:family="text">
      <style:text-properties fo:color="#2AACB8" fo:font-size="10.5pt" style:font-size-asian="10.5pt" style:font-size-complex="10.5pt"/>
    </style:style>
    <style:style style:name="T928" style:parent-style-name="DefaultParagraphFont" style:family="text">
      <style:text-properties fo:color="#8888C6" fo:font-size="10.5pt" style:font-size-asian="10.5pt" style:font-size-complex="10.5pt"/>
    </style:style>
    <style:style style:name="T929" style:parent-style-name="DefaultParagraphFont" style:family="text">
      <style:text-properties fo:color="#BCBEC4" fo:font-size="10.5pt" style:font-size-asian="10.5pt" style:font-size-complex="10.5pt"/>
    </style:style>
    <style:style style:name="T930" style:parent-style-name="DefaultParagraphFont" style:family="text">
      <style:text-properties fo:color="#BCBEC4" fo:font-size="10.5pt" style:font-size-asian="10.5pt" style:font-size-complex="10.5pt"/>
    </style:style>
    <style:style style:name="T931" style:parent-style-name="DefaultParagraphFont" style:family="text">
      <style:text-properties fo:color="#BCBEC4" fo:font-size="10.5pt" style:font-size-asian="10.5pt" style:font-size-complex="10.5pt"/>
    </style:style>
    <style:style style:name="T932" style:parent-style-name="DefaultParagraphFont" style:family="text">
      <style:text-properties fo:color="#CF8E6D" fo:font-size="10.5pt" style:font-size-asian="10.5pt" style:font-size-complex="10.5pt"/>
    </style:style>
    <style:style style:name="T933" style:parent-style-name="DefaultParagraphFont" style:family="text">
      <style:text-properties fo:color="#56A8F5" fo:font-size="10.5pt" style:font-size-asian="10.5pt" style:font-size-complex="10.5pt"/>
    </style:style>
    <style:style style:name="T934" style:parent-style-name="DefaultParagraphFont" style:family="text">
      <style:text-properties fo:color="#BCBEC4" fo:font-size="10.5pt" style:font-size-asian="10.5pt" style:font-size-complex="10.5pt"/>
    </style:style>
    <style:style style:name="T935" style:parent-style-name="DefaultParagraphFont" style:family="text">
      <style:text-properties fo:color="#BCBEC4" fo:font-size="10.5pt" style:font-size-asian="10.5pt" style:font-size-complex="10.5pt"/>
    </style:style>
    <style:style style:name="T936" style:parent-style-name="DefaultParagraphFont" style:family="text">
      <style:text-properties fo:color="#BCBEC4" fo:font-size="10.5pt" style:font-size-asian="10.5pt" style:font-size-complex="10.5pt"/>
    </style:style>
    <style:style style:name="T937" style:parent-style-name="DefaultParagraphFont" style:family="text">
      <style:text-properties fo:color="#BCBEC4" fo:font-size="10.5pt" style:font-size-asian="10.5pt" style:font-size-complex="10.5pt"/>
    </style:style>
    <style:style style:name="T938" style:parent-style-name="DefaultParagraphFont" style:family="text">
      <style:text-properties fo:color="#BCBEC4" fo:font-size="10.5pt" style:font-size-asian="10.5pt" style:font-size-complex="10.5pt"/>
    </style:style>
    <style:style style:name="T939" style:parent-style-name="DefaultParagraphFont" style:family="text">
      <style:text-properties fo:color="#BCBEC4" fo:font-size="10.5pt" style:font-size-asian="10.5pt" style:font-size-complex="10.5pt"/>
    </style:style>
    <style:style style:name="T940" style:parent-style-name="DefaultParagraphFont" style:family="text">
      <style:text-properties fo:color="#BCBEC4" fo:font-size="10.5pt" style:font-size-asian="10.5pt" style:font-size-complex="10.5pt"/>
    </style:style>
    <style:style style:name="T941" style:parent-style-name="DefaultParagraphFont" style:family="text">
      <style:text-properties fo:color="#8888C6" fo:font-size="10.5pt" style:font-size-asian="10.5pt" style:font-size-complex="10.5pt"/>
    </style:style>
    <style:style style:name="T942" style:parent-style-name="DefaultParagraphFont" style:family="text">
      <style:text-properties fo:color="#BCBEC4" fo:font-size="10.5pt" style:font-size-asian="10.5pt" style:font-size-complex="10.5pt"/>
    </style:style>
    <style:style style:name="T943" style:parent-style-name="DefaultParagraphFont" style:family="text">
      <style:text-properties fo:color="#6AAB73" fo:font-size="10.5pt" style:font-size-asian="10.5pt" style:font-size-complex="10.5pt"/>
    </style:style>
    <style:style style:name="T944" style:parent-style-name="DefaultParagraphFont" style:family="text">
      <style:text-properties fo:color="#BCBEC4" fo:font-size="10.5pt" style:font-size-asian="10.5pt" style:font-size-complex="10.5pt"/>
    </style:style>
    <style:style style:name="T945" style:parent-style-name="DefaultParagraphFont" style:family="text">
      <style:text-properties fo:color="#BCBEC4" fo:font-size="10.5pt" style:font-size-asian="10.5pt" style:font-size-complex="10.5pt"/>
    </style:style>
    <style:style style:name="T946" style:parent-style-name="DefaultParagraphFont" style:family="text">
      <style:text-properties fo:color="#2AACB8" fo:font-size="10.5pt" style:font-size-asian="10.5pt" style:font-size-complex="10.5pt"/>
    </style:style>
    <style:style style:name="T947" style:parent-style-name="DefaultParagraphFont" style:family="text">
      <style:text-properties fo:color="#BCBEC4" fo:font-size="10.5pt" style:font-size-asian="10.5pt" style:font-size-complex="10.5pt"/>
    </style:style>
    <style:style style:name="T948" style:parent-style-name="DefaultParagraphFont" style:family="text">
      <style:text-properties fo:color="#BCBEC4" fo:font-size="10.5pt" style:font-size-asian="10.5pt" style:font-size-complex="10.5pt"/>
    </style:style>
    <style:style style:name="T949" style:parent-style-name="DefaultParagraphFont" style:family="text">
      <style:text-properties fo:color="#BCBEC4" fo:font-size="10.5pt" style:font-size-asian="10.5pt" style:font-size-complex="10.5pt"/>
    </style:style>
    <style:style style:name="T950" style:parent-style-name="DefaultParagraphFont" style:family="text">
      <style:text-properties fo:color="#8888C6" fo:font-size="10.5pt" style:font-size-asian="10.5pt" style:font-size-complex="10.5pt"/>
    </style:style>
    <style:style style:name="T951" style:parent-style-name="DefaultParagraphFont" style:family="text">
      <style:text-properties fo:color="#BCBEC4" fo:font-size="10.5pt" style:font-size-asian="10.5pt" style:font-size-complex="10.5pt"/>
    </style:style>
    <style:style style:name="T952" style:parent-style-name="DefaultParagraphFont" style:family="text">
      <style:text-properties fo:color="#6AAB73" fo:font-size="10.5pt" style:font-size-asian="10.5pt" style:font-size-complex="10.5pt"/>
    </style:style>
    <style:style style:name="T953" style:parent-style-name="DefaultParagraphFont" style:family="text">
      <style:text-properties fo:color="#BCBEC4" fo:font-size="10.5pt" style:font-size-asian="10.5pt" style:font-size-complex="10.5pt"/>
    </style:style>
    <style:style style:name="T954" style:parent-style-name="DefaultParagraphFont" style:family="text">
      <style:text-properties fo:color="#BCBEC4" fo:font-size="10.5pt" style:font-size-asian="10.5pt" style:font-size-complex="10.5pt"/>
    </style:style>
    <style:style style:name="T955" style:parent-style-name="DefaultParagraphFont" style:family="text">
      <style:text-properties fo:color="#2AACB8" fo:font-size="10.5pt" style:font-size-asian="10.5pt" style:font-size-complex="10.5pt"/>
    </style:style>
    <style:style style:name="T956" style:parent-style-name="DefaultParagraphFont" style:family="text">
      <style:text-properties fo:color="#BCBEC4" fo:font-size="10.5pt" style:font-size-asian="10.5pt" style:font-size-complex="10.5pt"/>
    </style:style>
    <style:style style:name="P957" style:parent-style-name="Textbody" style:family="paragraph">
      <style:paragraph-properties fo:margin-left="0.5in">
        <style:tab-stops/>
      </style:paragraph-properties>
    </style:style>
    <style:style style:name="P958" style:parent-style-name="Textbody" style:family="paragraph"/>
    <style:style style:name="T959" style:parent-style-name="DefaultParagraphFont" style:family="text">
      <style:text-properties style:font-name="Times New Roman"/>
    </style:style>
    <style:style style:name="T960" style:parent-style-name="SourceText" style:family="text">
      <style:text-properties style:font-name="Times New Roman"/>
    </style:style>
    <style:style style:name="T961" style:parent-style-name="DefaultParagraphFont" style:family="text">
      <style:text-properties style:font-name="Times New Roman"/>
    </style:style>
    <style:style style:name="T962" style:parent-style-name="SourceText" style:family="text">
      <style:text-properties style:font-name="Times New Roman"/>
    </style:style>
    <style:style style:name="T963" style:parent-style-name="DefaultParagraphFont" style:family="text">
      <style:text-properties style:font-name="Times New Roman"/>
    </style:style>
    <style:style style:name="T964" style:parent-style-name="SourceText" style:family="text">
      <style:text-properties style:font-name="Times New Roman"/>
    </style:style>
    <style:style style:name="T965" style:parent-style-name="DefaultParagraphFont" style:family="text">
      <style:text-properties style:font-name="Times New Roman"/>
    </style:style>
    <style:style style:name="T966" style:parent-style-name="SourceText" style:family="text">
      <style:text-properties style:font-name="Times New Roman"/>
    </style:style>
    <style:style style:name="T967" style:parent-style-name="DefaultParagraphFont" style:family="text">
      <style:text-properties style:font-name="Times New Roman"/>
    </style:style>
    <style:style style:name="T968" style:parent-style-name="SourceText" style:family="text">
      <style:text-properties style:font-name="Times New Roman"/>
    </style:style>
    <style:style style:name="T969" style:parent-style-name="DefaultParagraphFont" style:family="text">
      <style:text-properties style:font-name="Times New Roman"/>
    </style:style>
    <style:style style:name="T970" style:parent-style-name="SourceText" style:family="text">
      <style:text-properties style:font-name="Times New Roman"/>
    </style:style>
    <style:style style:name="T971" style:parent-style-name="DefaultParagraphFont" style:family="text">
      <style:text-properties style:font-name="Times New Roman"/>
    </style:style>
    <style:style style:name="T972" style:parent-style-name="SourceText" style:family="text">
      <style:text-properties style:font-name="Times New Roman"/>
    </style:style>
    <style:style style:name="T973" style:parent-style-name="DefaultParagraphFont" style:family="text">
      <style:text-properties style:font-name="Times New Roman"/>
    </style:style>
    <style:style style:name="P974" style:parent-style-name="ListParagraph" style:family="paragraph">
      <style:paragraph-properties style:vertical-align="auto" fo:background-color="#1E1F22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fo:hyphenate="true"/>
    </style:style>
    <style:style style:name="T975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97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7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78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979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98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81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98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8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84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98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86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98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8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89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99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9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92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993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99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95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99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9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998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99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00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00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02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03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004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0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06" style:parent-style-name="DefaultParagraphFont" style:family="text">
      <style:text-properties style:font-name="Courier New" style:font-name-asian="Times New Roman" style:font-name-complex="Courier New" fo:color="#CF8E6D" style:letter-kerning="false" fo:font-size="10.5pt" style:font-size-asian="10.5pt" fo:language="en" fo:country="US" style:language-asian="en" style:country-asian="US" style:language-complex="ar" style:country-complex="SA"/>
    </style:style>
    <style:style style:name="T1007" style:parent-style-name="DefaultParagraphFont" style:family="text">
      <style:text-properties style:font-name="Courier New" style:font-name-asian="Times New Roman" style:font-name-complex="Courier New" fo:color="#56A8F5" style:letter-kerning="false" fo:font-size="10.5pt" style:font-size-asian="10.5pt" fo:language="en" fo:country="US" style:language-asian="en" style:country-asian="US" style:language-complex="ar" style:country-complex="SA"/>
    </style:style>
    <style:style style:name="T100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09" style:parent-style-name="DefaultParagraphFont" style:family="text">
      <style:text-properties style:font-name="Courier New" style:font-name-asian="Times New Roman" style:font-name-complex="Courier New" fo:color="#94558D" style:letter-kerning="false" fo:font-size="10.5pt" style:font-size-asian="10.5pt" fo:language="en" fo:country="US" style:language-asian="en" style:country-asian="US" style:language-complex="ar" style:country-complex="SA"/>
    </style:style>
    <style:style style:name="T101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11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12" style:parent-style-name="DefaultParagraphFont" style:family="text">
      <style:text-properties style:font-name="Courier New" style:font-name-asian="Times New Roman" style:font-name-complex="Courier New" fo:color="#8888C6" style:letter-kerning="false" fo:font-size="10.5pt" style:font-size-asian="10.5pt" fo:language="en" fo:country="US" style:language-asian="en" style:country-asian="US" style:language-complex="ar" style:country-complex="SA"/>
    </style:style>
    <style:style style:name="T1013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14" style:parent-style-name="DefaultParagraphFont" style:family="text">
      <style:text-properties style:font-name="Courier New" style:font-name-asian="Times New Roman" style:font-name-complex="Courier New" fo:color="#6AAB73" style:letter-kerning="false" fo:font-size="10.5pt" style:font-size-asian="10.5pt" fo:language="en" fo:country="US" style:language-asian="en" style:country-asian="US" style:language-complex="ar" style:country-complex="SA"/>
    </style:style>
    <style:style style:name="T1015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16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17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18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19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T1020" style:parent-style-name="DefaultParagraphFont" style:family="text">
      <style:text-properties style:font-name="Courier New" style:font-name-asian="Times New Roman" style:font-name-complex="Courier New" fo:color="#BCBEC4" style:letter-kerning="false" fo:font-size="10.5pt" style:font-size-asian="10.5pt" fo:language="en" fo:country="US" style:language-asian="en" style:country-asian="US" style:language-complex="ar" style:country-complex="SA"/>
    </style:style>
    <style:style style:name="P1021" style:parent-style-name="Textbody" style:family="paragraph">
      <style:paragraph-properties fo:margin-left="0.5in">
        <style:tab-stops/>
      </style:paragraph-properties>
    </style:style>
    <style:style style:name="P1022" style:parent-style-name="Standard" style:family="paragraph">
      <style:text-properties style:font-name="Times New Roman"/>
    </style:style>
  </office:automatic-styles>
  <office:body>
    <office:text text:use-soft-page-breaks="true">
      <text:p text:style-name="P1">Assignment-7</text:p>
      <text:list text:style-name="LFO1" text:continue-numbering="true">
        <text:list-item>
          <text:p text:style-name="P2"><text:span text:style-name="T3">Create a polymorphic function<text:s/></text:span><text:span text:style-name="T4">calculate_area()</text:span><text:span text:style-name="T5"><text:s/>that calculates the area of a Circle, Rectangle, and Triangle based on the shape object passed to it.</text:span></text:p>
        </text:list-item>
      </text:list>
      <text:p text:style-name="P6"><text:span text:style-name="T7">import<text:s/></text:span><text:span text:style-name="T8">math</text:span><text:span text:style-name="T9"><text:line-break/></text:span><text:span text:style-name="T10">class<text:s/></text:span><text:span text:style-name="T11">Shape:</text:span><text:span text:style-name="T12"><text:line-break/><text:s text:c="4"/></text:span><text:span text:style-name="T13">def<text:s/></text:span><text:span text:style-name="T14">area</text:span><text:span text:style-name="T15">(</text:span><text:span text:style-name="T16">self</text:span><text:span text:style-name="T17">):</text:span><text:span text:style-name="T18"><text:line-break/><text:s text:c="8"/></text:span><text:span text:style-name="T19">pass <text:s/></text:span><text:span text:style-name="T20"><text:line-break/></text:span><text:span text:style-name="T21"><text:line-break/>class<text:s/></text:span><text:span text:style-name="T22">Circle(Shape):</text:span><text:span text:style-name="T23"><text:line-break/><text:s text:c="4"/></text:span><text:span text:style-name="T24">def<text:s/></text:span><text:span text:style-name="T25">__init__</text:span><text:span text:style-name="T26">(</text:span><text:span text:style-name="T27">self</text:span><text:span text:style-name="T28">, radius):</text:span><text:span text:style-name="T29"><text:line-break/><text:s text:c="8"/></text:span><text:span text:style-name="T30">self</text:span><text:span text:style-name="T31">.radius = radius</text:span><text:span text:style-name="T32"><text:line-break/></text:span><text:span text:style-name="T33"><text:line-break/><text:s text:c="4"/></text:span><text:span text:style-name="T34">def<text:s/></text:span><text:span text:style-name="T35">area</text:span><text:span text:style-name="T36">(</text:span><text:span text:style-name="T37">self</text:span><text:span text:style-name="T38">):</text:span><text:span text:style-name="T39"><text:line-break/><text:s text:c="8"/></text:span><text:span text:style-name="T40">return<text:s/></text:span><text:span text:style-name="T41">math.pi * (</text:span><text:span text:style-name="T42">self</text:span><text:span text:style-name="T43">.radius **<text:s/></text:span><text:span text:style-name="T44">2</text:span><text:span text:style-name="T45">)</text:span><text:span text:style-name="T46"><text:line-break/></text:span><text:span text:style-name="T47"><text:line-break/></text:span><text:span text:style-name="T48">class<text:s/></text:span><text:span text:style-name="T49">Rectangle(Shape):</text:span><text:span text:style-name="T50"><text:line-break/><text:s text:c="4"/></text:span><text:span text:style-name="T51">def<text:s/></text:span><text:span text:style-name="T52">__init__</text:span><text:span text:style-name="T53">(</text:span><text:span text:style-name="T54">self</text:span><text:span text:style-name="T55">, width, height):</text:span><text:span text:style-name="T56"><text:line-break/><text:s text:c="8"/></text:span><text:span text:style-name="T57">self</text:span><text:span text:style-name="T58">.width = width</text:span><text:span text:style-name="T59"><text:line-break/><text:s text:c="8"/></text:span><text:span text:style-name="T60">self</text:span><text:span text:style-name="T61">.height = height</text:span><text:span text:style-name="T62"><text:line-break/></text:span><text:span text:style-name="T63"><text:line-break/><text:s text:c="4"/></text:span><text:span text:style-name="T64">def<text:s/></text:span><text:span text:style-name="T65">area</text:span><text:span text:style-name="T66">(</text:span><text:span text:style-name="T67">self</text:span><text:span text:style-name="T68">):</text:span><text:span text:style-name="T69"><text:line-break/><text:s text:c="8"/></text:span><text:span text:style-name="T70">return<text:s/></text:span><text:span text:style-name="T71">self</text:span><text:span text:style-name="T72">.width *<text:s/></text:span><text:span text:style-name="T73">self</text:span><text:span text:style-name="T74">.height</text:span><text:span text:style-name="T75"><text:line-break/></text:span><text:span text:style-name="T76"><text:line-break/></text:span><text:span text:style-name="T77">class<text:s/></text:span><text:span text:style-name="T78">Triangle(Shape):</text:span><text:span text:style-name="T79"><text:line-break/><text:s text:c="4"/></text:span><text:span text:style-name="T80">def<text:s/></text:span><text:span text:style-name="T81">__init__</text:span><text:span text:style-name="T82">(</text:span><text:span text:style-name="T83">self</text:span><text:span text:style-name="T84">, base, height):</text:span><text:span text:style-name="T85"><text:line-break/><text:s text:c="8"/></text:span><text:span text:style-name="T86">self</text:span><text:span text:style-name="T87">.base = base</text:span><text:span text:style-name="T88"><text:line-break/><text:s text:c="8"/></text:span><text:span text:style-name="T89">self</text:span><text:span text:style-name="T90">.height = height</text:span><text:span text:style-name="T91"><text:line-break/></text:span><text:span text:style-name="T92"><text:line-break/><text:s text:c="4"/></text:span><text:span text:style-name="T93">def<text:s/></text:span><text:span text:style-name="T94">area</text:span><text:span text:style-name="T95">(</text:span><text:span text:style-name="T96">self</text:span><text:span text:style-name="T97">):</text:span><text:span text:style-name="T98"><text:line-break/><text:s text:c="8"/></text:span><text:span text:style-name="T99">return<text:s/></text:span><text:span text:style-name="T100">0.5<text:s/></text:span><text:span text:style-name="T101">*<text:s/></text:span><text:span text:style-name="T102">self</text:span><text:span text:style-name="T103">.base *<text:s/></text:span><text:span text:style-name="T104">self</text:span><text:span text:style-name="T105">.height</text:span><text:span text:style-name="T106"><text:line-break/></text:span><text:span text:style-name="T107"><text:line-break/></text:span><text:span text:style-name="T108">def<text:s/></text:span><text:span text:style-name="T109">calculate_area</text:span><text:span text:style-name="T110">(shape):</text:span><text:span text:style-name="T111"><text:line-break/><text:s text:c="4"/></text:span><text:span text:style-name="T112">return<text:s/></text:span><text:span text:style-name="T113">shape.area()</text:span><text:span text:style-name="T114"><text:line-break/></text:span><text:span text:style-name="T115"><text:line-break/>circle = Circle(</text:span><text:span text:style-name="T116">5</text:span><text:span text:style-name="T117">)</text:span><text:span text:style-name="T118"><text:line-break/>rectangle = Rectangle(</text:span><text:span text:style-name="T119">4</text:span><text:span text:style-name="T120">,<text:s/></text:span><text:span text:style-name="T121">6</text:span><text:span text:style-name="T122">)</text:span><text:span text:style-name="T123"><text:line-break/>triangle = Triangle(</text:span><text:span text:style-name="T124">4</text:span><text:span text:style-name="T125">,<text:s/></text:span><text:span text:style-name="T126">3</text:span><text:span text:style-name="T127">)</text:span><text:span text:style-name="T128"><text:line-break/></text:span><text:span text:style-name="T129"><text:line-break/></text:span><text:span text:style-name="T130">print</text:span><text:span text:style-name="T131">(</text:span><text:span text:style-name="T132">f"Area of Circle:<text:s/></text:span><text:span text:style-name="T133">{</text:span><text:span text:style-name="T134">calculate_area(circle)</text:span><text:span text:style-name="T135">}</text:span><text:span text:style-name="T136">"</text:span><text:span text:style-name="T137">)</text:span><text:span text:style-name="T138"><text:line-break/></text:span><text:span text:style-name="T139">print</text:span><text:span text:style-name="T140">(</text:span><text:span text:style-name="T141">f"Area of Rectangle:<text:s/></text:span><text:span text:style-name="T142">{</text:span><text:span text:style-name="T143">calculate_area(rectangle)</text:span><text:span text:style-name="T144">}</text:span><text:span text:style-name="T145">"</text:span><text:span text:style-name="T146">)</text:span><text:span text:style-name="T147"><text:line-break/></text:span><text:span text:style-name="T148">print</text:span><text:span text:style-name="T149">(</text:span><text:span text:style-name="T150">f"Area of Triangle:<text:s/></text:span><text:span text:style-name="T151">{</text:span><text:span text:style-name="T152">calculate_area(triangle)</text:span><text:span text:style-name="T153">}</text:span><text:span text:style-name="T154">"</text:span><text:span text:style-name="T155">)</text:span></text:p>
      <text:p text:style-name="P156"/>
      <text:list text:style-name="LFO1" text:continue-numbering="true">
        <text:list-item>
          <text:p text:style-name="P157"><text:span text:style-name="T158">Create a class<text:s/></text:span><text:span text:style-name="T159">Animal</text:span><text:span text:style-name="T160"><text:s/>with an<text:s/></text:span><text:span text:style-name="T161">__init__</text:span><text:span text:style-name="T162"><text:s/>method that initializes the name of the animal. Create a child class<text:s/></text:span><text:span text:style-name="T163">Dog</text:span><text:span text:style-name="T164"><text:s/>that calls the parent’s<text:s/></text:span><text:span text:style-name="T165">__init__</text:span><text:span text:style-name="T166"><text:s/>method using<text:s/></text:span><text:span text:style-name="T167">super()</text:span><text:span text:style-name="T168"><text:s/>and adds an additional attribute, breed.</text:span></text:p>
        </text:list-item>
      </text:list>
      <text:p text:style-name="P169"><text:span text:style-name="T170">class<text:s/></text:span><text:span text:style-name="T171">Animal:</text:span><text:span text:style-name="T172"><text:line-break/><text:s text:c="4"/></text:span><text:span text:style-name="T173">def<text:s/></text:span><text:span text:style-name="T174">__init__</text:span><text:span text:style-name="T175">(</text:span><text:span text:style-name="T176">self</text:span><text:span text:style-name="T177">, name):</text:span><text:span text:style-name="T178"><text:line-break/><text:s text:c="8"/></text:span><text:span text:style-name="T179">self</text:span><text:span text:style-name="T180">.name = name</text:span><text:span text:style-name="T181"><text:line-break/></text:span><text:span text:style-name="T182"><text:line-break/></text:span><text:span text:style-name="T183">class<text:s/></text:span><text:span text:style-name="T184">Dog(Animal):</text:span><text:span text:style-name="T185"><text:line-break/><text:s text:c="4"/></text:span><text:span text:style-name="T186">def<text:s/></text:span><text:span text:style-name="T187">__init__</text:span><text:span text:style-name="T188">(</text:span><text:span text:style-name="T189">self</text:span><text:span text:style-name="T190">, name, breed):</text:span><text:span text:style-name="T191"><text:line-break/><text:s text:c="8"/></text:span><text:span text:style-name="T192">super</text:span><text:span text:style-name="T193">().</text:span><text:span text:style-name="T194">__init__</text:span><text:span text:style-name="T195">(name)</text:span><text:span text:style-name="T196"><text:line-break/><text:s text:c="8"/></text:span><text:span text:style-name="T197">self</text:span><text:span text:style-name="T198">.breed = breed</text:span><text:span text:style-name="T199"><text:line-break/></text:span><text:span text:style-name="T200"><text:line-break/><text:s text:c="4"/></text:span><text:span text:style-name="T201">def<text:s/></text:span><text:span text:style-name="T202">display_info</text:span><text:span text:style-name="T203">(</text:span><text:span text:style-name="T204">self</text:span><text:span text:style-name="T205">):</text:span><text:span text:style-name="T206"><text:line-break/><text:s text:c="8"/></text:span><text:span text:style-name="T207">print</text:span><text:span text:style-name="T208">(</text:span><text:span text:style-name="T209">f"Name:<text:s/></text:span><text:span text:style-name="T210">{</text:span><text:span text:style-name="T211">self</text:span><text:span text:style-name="T212">.name</text:span><text:span text:style-name="T213">}</text:span><text:span text:style-name="T214">, Breed:<text:s/></text:span><text:span text:style-name="T215">{</text:span><text:span text:style-name="T216">self</text:span><text:span text:style-name="T217">.breed</text:span><text:span text:style-name="T218">}</text:span><text:span text:style-name="T219">"</text:span><text:span text:style-name="T220">)</text:span><text:span text:style-name="T221"><text:line-break/></text:span><text:soft-page-break/><text:span text:style-name="T222"><text:line-break/>dog = Dog(</text:span><text:span text:style-name="T223">"Buddy"</text:span><text:span text:style-name="T224">,<text:s/></text:span><text:span text:style-name="T225">"Golden Retriever"</text:span><text:span text:style-name="T226">)</text:span><text:span text:style-name="T227"><text:line-break/>dog.display_info()</text:span></text:p>
      <text:p text:style-name="P228"/>
      <text:list text:style-name="LFO1" text:continue-numbering="true">
        <text:list-item>
          <text:p text:style-name="P229"><text:span text:style-name="T230">Write a class<text:s/></text:span><text:span text:style-name="T231">Calculator</text:span><text:span text:style-name="T232"><text:s/>with a method<text:s/></text:span><text:span text:style-name="T233">add()</text:span><text:span text:style-name="T234"><text:s/>that can handle two or three arguments. Use default arguments to achieve method overloading behavior.</text:span></text:p>
        </text:list-item>
      </text:list>
      <text:p text:style-name="P235"><text:span text:style-name="T236">class<text:s/></text:span><text:span text:style-name="T237">Calculator:</text:span><text:span text:style-name="T238"><text:line-break/><text:s text:c="4"/></text:span><text:span text:style-name="T239">def<text:s/></text:span><text:span text:style-name="T240">add</text:span><text:span text:style-name="T241">(</text:span><text:span text:style-name="T242">self</text:span><text:span text:style-name="T243">, a, b, c=</text:span><text:span text:style-name="T244">0</text:span><text:span text:style-name="T245">):</text:span><text:span text:style-name="T246"><text:line-break/><text:s text:c="8"/></text:span><text:span text:style-name="T247">return<text:s/></text:span><text:span text:style-name="T248">a + b + c</text:span><text:span text:style-name="T249"><text:line-break/></text:span><text:span text:style-name="T250"><text:line-break/>calc = Calculator()</text:span><text:span text:style-name="T251"><text:line-break/></text:span><text:span text:style-name="T252"><text:line-break/>result1 = calc.add(</text:span><text:span text:style-name="T253">5</text:span><text:span text:style-name="T254">,<text:s/></text:span><text:span text:style-name="T255">10</text:span><text:span text:style-name="T256">)</text:span><text:span text:style-name="T257"><text:line-break/></text:span><text:span text:style-name="T258">print</text:span><text:span text:style-name="T259">(</text:span><text:span text:style-name="T260">f"Sum of 5 and 10:<text:s/></text:span><text:span text:style-name="T261">{</text:span><text:span text:style-name="T262">result1</text:span><text:span text:style-name="T263">}</text:span><text:span text:style-name="T264">"</text:span><text:span text:style-name="T265">)</text:span><text:span text:style-name="T266"><text:line-break/></text:span><text:span text:style-name="T267"><text:line-break/>result2 = calc.add(</text:span><text:span text:style-name="T268">5</text:span><text:span text:style-name="T269">,<text:s/></text:span><text:span text:style-name="T270">10</text:span><text:span text:style-name="T271">,<text:s/></text:span><text:span text:style-name="T272">15</text:span><text:span text:style-name="T273">)</text:span><text:span text:style-name="T274"><text:line-break/></text:span><text:span text:style-name="T275">print</text:span><text:span text:style-name="T276">(</text:span><text:span text:style-name="T277">f"Sum of 5, 10, and 15:<text:s/></text:span><text:span text:style-name="T278">{</text:span><text:span text:style-name="T279">result2</text:span><text:span text:style-name="T280">}</text:span><text:span text:style-name="T281">"</text:span><text:span text:style-name="T282">)</text:span></text:p>
      <text:p text:style-name="P283"/>
      <text:list text:style-name="LFO1" text:continue-numbering="true">
        <text:list-item>
          <text:p text:style-name="P284"><text:span text:style-name="T285">Create two parent classes,<text:s/></text:span><text:span text:style-name="T286">Person</text:span><text:span text:style-name="T287"><text:s/>and<text:s/></text:span><text:span text:style-name="T288">Employee</text:span><text:span text:style-name="T289">. The<text:s/></text:span><text:span text:style-name="T290">Person</text:span><text:span text:style-name="T291"><text:s/>class should have attributes<text:s/></text:span><text:span text:style-name="T292">name</text:span><text:span text:style-name="T293"><text:s/>and<text:s/></text:span><text:span text:style-name="T294">age</text:span><text:span text:style-name="T295">, and the<text:s/></text:span><text:span text:style-name="T296">Employee</text:span><text:span text:style-name="T297"><text:s/>class should have an attribute<text:s/></text:span><text:span text:style-name="T298">salary</text:span><text:span text:style-name="T299">. Create a child class<text:s/></text:span><text:span text:style-name="T300">Manager</text:span><text:span text:style-name="T301"><text:s/>that inherits from both and includes an additional attribute<text:s/></text:span><text:span text:style-name="T302">department</text:span><text:span text:style-name="T303">.</text:span></text:p>
        </text:list-item>
      </text:list>
      <text:p text:style-name="P304"><text:span text:style-name="T305">class<text:s/></text:span><text:span text:style-name="T306">Person:</text:span><text:span text:style-name="T307"><text:line-break/><text:s text:c="4"/></text:span><text:span text:style-name="T308">def<text:s/></text:span><text:span text:style-name="T309">__init__</text:span><text:span text:style-name="T310">(</text:span><text:span text:style-name="T311">self</text:span><text:span text:style-name="T312">, name, age):</text:span><text:span text:style-name="T313"><text:line-break/><text:s text:c="8"/></text:span><text:span text:style-name="T314">self</text:span><text:span text:style-name="T315">.name = name</text:span><text:span text:style-name="T316"><text:line-break/><text:s text:c="8"/></text:span><text:span text:style-name="T317">self</text:span><text:span text:style-name="T318">.age = age</text:span><text:span text:style-name="T319"><text:line-break/></text:span><text:span text:style-name="T320"><text:line-break/></text:span><text:span text:style-name="T321">class<text:s/></text:span><text:span text:style-name="T322">Employee:</text:span><text:span text:style-name="T323"><text:line-break/><text:s text:c="4"/></text:span><text:span text:style-name="T324">def<text:s/></text:span><text:span text:style-name="T325">__init__</text:span><text:span text:style-name="T326">(</text:span><text:span text:style-name="T327">self</text:span><text:span text:style-name="T328">, salary):</text:span><text:span text:style-name="T329"><text:line-break/><text:s text:c="8"/></text:span><text:span text:style-name="T330">self</text:span><text:span text:style-name="T331">.salary = salary</text:span><text:span text:style-name="T332"><text:line-break/></text:span><text:span text:style-name="T333"><text:line-break/></text:span><text:span text:style-name="T334">class<text:s/></text:span><text:span text:style-name="T335">Manager(Person, Employee):</text:span><text:span text:style-name="T336"><text:line-break/><text:s text:c="4"/></text:span><text:span text:style-name="T337">def<text:s/></text:span><text:span text:style-name="T338">__init__</text:span><text:span text:style-name="T339">(</text:span><text:span text:style-name="T340">self</text:span><text:span text:style-name="T341">, name, age, salary, department):</text:span><text:span text:style-name="T342"><text:line-break/><text:s text:c="8"/>Person.</text:span><text:span text:style-name="T343">__init__</text:span><text:span text:style-name="T344">(</text:span><text:span text:style-name="T345">self</text:span><text:span text:style-name="T346">, name, age)</text:span><text:span text:style-name="T347"><text:line-break/><text:s text:c="8"/>Employee.</text:span><text:span text:style-name="T348">__init__</text:span><text:span text:style-name="T349">(</text:span><text:span text:style-name="T350">self</text:span><text:span text:style-name="T351">, salary)</text:span><text:span text:style-name="T352"><text:line-break/><text:s text:c="8"/></text:span><text:span text:style-name="T353">self</text:span><text:span text:style-name="T354">.department = department</text:span><text:span text:style-name="T355"><text:line-break/></text:span><text:span text:style-name="T356"><text:line-break/><text:s text:c="4"/></text:span><text:span text:style-name="T357">def<text:s/></text:span><text:span text:style-name="T358">display_info</text:span><text:span text:style-name="T359">(</text:span><text:span text:style-name="T360">self</text:span><text:span text:style-name="T361">):</text:span><text:span text:style-name="T362"><text:line-break/><text:s text:c="8"/></text:span><text:span text:style-name="T363">print</text:span><text:span text:style-name="T364">(</text:span><text:span text:style-name="T365">f"Name:<text:s/></text:span><text:span text:style-name="T366">{</text:span><text:span text:style-name="T367">self</text:span><text:span text:style-name="T368">.name</text:span><text:span text:style-name="T369">}</text:span><text:span text:style-name="T370">, Age:<text:s/></text:span><text:span text:style-name="T371">{</text:span><text:span text:style-name="T372">self</text:span><text:span text:style-name="T373">.age</text:span><text:span text:style-name="T374">}</text:span><text:span text:style-name="T375">, Salary:<text:s/></text:span><text:span text:style-name="T376">{</text:span><text:span text:style-name="T377">self</text:span><text:span text:style-name="T378">.salary</text:span><text:span text:style-name="T379">}</text:span><text:span text:style-name="T380">, Department:<text:s/></text:span><text:span text:style-name="T381">{</text:span><text:span text:style-name="T382">self</text:span><text:span text:style-name="T383">.department</text:span><text:span text:style-name="T384">}</text:span><text:span text:style-name="T385">"</text:span><text:span text:style-name="T386">)</text:span><text:span text:style-name="T387"><text:line-break/></text:span><text:span text:style-name="T388"><text:line-break/>manager = Manager(</text:span><text:span text:style-name="T389">"John Doe"</text:span><text:span text:style-name="T390">,<text:s/></text:span><text:span text:style-name="T391">40</text:span><text:span text:style-name="T392">,<text:s/></text:span><text:span text:style-name="T393">80000</text:span><text:span text:style-name="T394">,<text:s/></text:span><text:span text:style-name="T395">"HR"</text:span><text:span text:style-name="T396">)</text:span><text:span text:style-name="T397"><text:line-break/>manager.display_info() <text:s/></text:span></text:p>
      <text:p text:style-name="P398"/>
      <text:list text:style-name="LFO1" text:continue-numbering="true">
        <text:list-item>
          <text:p text:style-name="P399"><text:span text:style-name="T400">Create a parent class<text:s/></text:span><text:span text:style-name="T401">BankAccount</text:span><text:span text:style-name="T402"><text:s/>with a method<text:s/></text:span><text:span text:style-name="T403">deposit()</text:span><text:span text:style-name="T404">. Create two child classes,<text:s/></text:span><text:span text:style-name="T405">SavingsAccount</text:span><text:span text:style-name="T406"><text:s/>and<text:s/></text:span><text:span text:style-name="T407">CurrentAccount</text:span><text:span text:style-name="T408">, that override the<text:s/></text:span><text:span text:style-name="T409">deposit()</text:span><text:span text:style-name="T410"><text:s/>method to include specific rules for each account type.</text:span></text:p>
        </text:list-item>
      </text:list>
      <text:p text:style-name="P411"><text:span text:style-name="T412">class<text:s/></text:span><text:span text:style-name="T413">BankAccount:</text:span><text:span text:style-name="T414"><text:line-break/><text:s text:c="4"/></text:span><text:span text:style-name="T415">def<text:s/></text:span><text:span text:style-name="T416">__init__</text:span><text:span text:style-name="T417">(</text:span><text:span text:style-name="T418">self</text:span><text:span text:style-name="T419">, balance=</text:span><text:span text:style-name="T420">0</text:span><text:span text:style-name="T421">):</text:span><text:span text:style-name="T422"><text:line-break/><text:s text:c="8"/></text:span><text:span text:style-name="T423">self</text:span><text:span text:style-name="T424">.balance = balance</text:span><text:span text:style-name="T425"><text:line-break/></text:span><text:span text:style-name="T426"><text:line-break/><text:s text:c="4"/></text:span><text:span text:style-name="T427">def<text:s/></text:span><text:span text:style-name="T428">deposit</text:span><text:span text:style-name="T429">(</text:span><text:span text:style-name="T430">self</text:span><text:span text:style-name="T431">, amount):</text:span><text:span text:style-name="T432"><text:line-break/><text:s text:c="8"/></text:span><text:span text:style-name="T433">self</text:span><text:span text:style-name="T434">.balance += amount</text:span><text:span text:style-name="T435"><text:line-break/><text:s text:c="8"/></text:span><text:span text:style-name="T436">print</text:span><text:span text:style-name="T437">(</text:span><text:span text:style-name="T438">f"Deposited<text:s/></text:span><text:span text:style-name="T439">{</text:span><text:span text:style-name="T440">amount</text:span><text:span text:style-name="T441">}</text:span><text:span text:style-name="T442">. New balance:<text:s/></text:span><text:span text:style-name="T443">{</text:span><text:span text:style-name="T444">self</text:span><text:span text:style-name="T445">.balance</text:span><text:span text:style-name="T446">}</text:span><text:span text:style-name="T447">"</text:span><text:span text:style-name="T448">)</text:span><text:span text:style-name="T449"><text:line-break/></text:span><text:span text:style-name="T450"><text:line-break/></text:span><text:soft-page-break/><text:span text:style-name="T451">class<text:s/></text:span><text:span text:style-name="T452">SavingsAccount(BankAccount):</text:span><text:span text:style-name="T453"><text:line-break/><text:s text:c="4"/></text:span><text:span text:style-name="T454">def<text:s/></text:span><text:span text:style-name="T455">deposit</text:span><text:span text:style-name="T456">(</text:span><text:span text:style-name="T457">self</text:span><text:span text:style-name="T458">, amount):</text:span><text:span text:style-name="T459"><text:line-break/><text:s text:c="8"/></text:span><text:span text:style-name="T460">if<text:s/></text:span><text:span text:style-name="T461">amount &lt;<text:s/></text:span><text:span text:style-name="T462">100</text:span><text:span text:style-name="T463">:</text:span><text:span text:style-name="T464"><text:line-break/><text:s text:c="12"/></text:span><text:span text:style-name="T465">print</text:span><text:span text:style-name="T466">(</text:span><text:span text:style-name="T467">"Deposit amount must be at least 100 for Savings Account."</text:span><text:span text:style-name="T468">)</text:span><text:span text:style-name="T469"><text:line-break/><text:s text:c="8"/></text:span><text:span text:style-name="T470">else</text:span><text:span text:style-name="T471">:</text:span><text:span text:style-name="T472"><text:line-break/><text:s text:c="12"/></text:span><text:span text:style-name="T473">super</text:span><text:span text:style-name="T474">().deposit(amount)</text:span><text:span text:style-name="T475"><text:line-break/><text:s text:c="12"/></text:span><text:span text:style-name="T476"><text:line-break/></text:span><text:span text:style-name="T477">class<text:s/></text:span><text:span text:style-name="T478">CurrentAccount(BankAccount):</text:span><text:span text:style-name="T479"><text:line-break/><text:s text:c="4"/></text:span><text:span text:style-name="T480">def<text:s/></text:span><text:span text:style-name="T481">deposit</text:span><text:span text:style-name="T482">(</text:span><text:span text:style-name="T483">self</text:span><text:span text:style-name="T484">, amount):</text:span><text:span text:style-name="T485"><text:line-break/><text:s text:c="8"/>fee =<text:s/></text:span><text:span text:style-name="T486">5 <text:s/></text:span><text:span text:style-name="T487"><text:line-break/><text:s text:c="8"/></text:span><text:span text:style-name="T488">amount_after_fee = amount - fee</text:span><text:span text:style-name="T489"><text:line-break/><text:s text:c="8"/></text:span><text:span text:style-name="T490">if<text:s/></text:span><text:span text:style-name="T491">amount_after_fee &lt;<text:s/></text:span><text:span text:style-name="T492">0</text:span><text:span text:style-name="T493">:</text:span><text:span text:style-name="T494"><text:line-break/><text:s text:c="12"/></text:span><text:span text:style-name="T495">print</text:span><text:span text:style-name="T496">(</text:span><text:span text:style-name="T497">"Deposit amount is too small after fee. Please deposit more."</text:span><text:span text:style-name="T498">)</text:span><text:span text:style-name="T499"><text:line-break/><text:s text:c="8"/></text:span><text:span text:style-name="T500">else</text:span><text:span text:style-name="T501">:</text:span><text:span text:style-name="T502"><text:line-break/><text:s text:c="12"/></text:span><text:span text:style-name="T503">self</text:span><text:span text:style-name="T504">.balance += amount_after_fee</text:span><text:span text:style-name="T505"><text:line-break/><text:s text:c="12"/></text:span><text:span text:style-name="T506">print</text:span><text:span text:style-name="T507">(</text:span><text:span text:style-name="T508">f"Deposited<text:s/></text:span><text:span text:style-name="T509">{</text:span><text:span text:style-name="T510">amount</text:span><text:span text:style-name="T511">}</text:span><text:span text:style-name="T512"><text:s/>(after fee of<text:s/></text:span><text:span text:style-name="T513">{</text:span><text:span text:style-name="T514">fee</text:span><text:span text:style-name="T515">}</text:span><text:span text:style-name="T516">). New balance:<text:s/></text:span><text:span text:style-name="T517">{</text:span><text:span text:style-name="T518">self</text:span><text:span text:style-name="T519">.balance</text:span><text:span text:style-name="T520">}</text:span><text:span text:style-name="T521">"</text:span><text:span text:style-name="T522">)</text:span><text:span text:style-name="T523"><text:line-break/></text:span><text:span text:style-name="T524"><text:line-break/>savings_account = SavingsAccount(</text:span><text:span text:style-name="T525">1000</text:span><text:span text:style-name="T526">)</text:span><text:span text:style-name="T527"><text:line-break/>savings_account.deposit(</text:span><text:span text:style-name="T528">50</text:span><text:span text:style-name="T529">)<text:s/></text:span><text:span text:style-name="T530"><text:line-break/>savings_account.deposit(</text:span><text:span text:style-name="T531">200</text:span><text:span text:style-name="T532">) <text:s/></text:span><text:span text:style-name="T533"><text:line-break/></text:span><text:span text:style-name="T534"><text:line-break/>current_account = CurrentAccount(</text:span><text:span text:style-name="T535">500</text:span><text:span text:style-name="T536">)</text:span><text:span text:style-name="T537"><text:line-break/>current_account.deposit(</text:span><text:span text:style-name="T538">50</text:span><text:span text:style-name="T539">) <text:s/></text:span><text:span text:style-name="T540"><text:line-break/>current_account.deposit(</text:span><text:span text:style-name="T541">100</text:span><text:span text:style-name="T542">)</text:span></text:p>
      <text:p text:style-name="P543"/>
      <text:list text:style-name="LFO1" text:continue-numbering="true">
        <text:list-item>
          <text:p text:style-name="P544"><text:span text:style-name="T545">Create a class<text:s/></text:span><text:span text:style-name="T546">Vehicle</text:span><text:span text:style-name="T547"><text:s/>with attributes<text:s/></text:span><text:span text:style-name="T548">name</text:span><text:span text:style-name="T549"><text:s/>and<text:s/></text:span><text:span text:style-name="T550">max_speed</text:span><text:span text:style-name="T551">. Create a child class<text:s/></text:span><text:span text:style-name="T552">Car</text:span><text:span text:style-name="T553"><text:s/>that adds an attribute<text:s/></text:span><text:span text:style-name="T554">num_doors</text:span><text:span text:style-name="T555">. Write a script to create a<text:s/></text:span><text:span text:style-name="T556">Car</text:span><text:span text:style-name="T557"><text:s/>object and display all its attributes.</text:span></text:p>
        </text:list-item>
      </text:list>
      <text:p text:style-name="P558"><text:span text:style-name="T559">class<text:s/></text:span><text:span text:style-name="T560">Vehicle:</text:span><text:span text:style-name="T561"><text:line-break/><text:s text:c="4"/></text:span><text:span text:style-name="T562">def<text:s/></text:span><text:span text:style-name="T563">__init__</text:span><text:span text:style-name="T564">(</text:span><text:span text:style-name="T565">self</text:span><text:span text:style-name="T566">, name, max_speed):</text:span><text:span text:style-name="T567"><text:line-break/><text:s text:c="8"/></text:span><text:span text:style-name="T568">self</text:span><text:span text:style-name="T569">.name = name</text:span><text:span text:style-name="T570"><text:line-break/><text:s text:c="8"/></text:span><text:span text:style-name="T571">self</text:span><text:span text:style-name="T572">.max_speed = max_speed</text:span><text:span text:style-name="T573"><text:line-break/></text:span><text:span text:style-name="T574"><text:line-break/><text:s text:c="4"/></text:span><text:span text:style-name="T575">def<text:s/></text:span><text:span text:style-name="T576">show</text:span><text:span text:style-name="T577">(</text:span><text:span text:style-name="T578">self</text:span><text:span text:style-name="T579">):</text:span><text:span text:style-name="T580"><text:line-break/><text:s text:c="8"/></text:span><text:span text:style-name="T581">print</text:span><text:span text:style-name="T582">(</text:span><text:span text:style-name="T583">f"Name:<text:s/></text:span><text:span text:style-name="T584">{</text:span><text:span text:style-name="T585">self</text:span><text:span text:style-name="T586">.name</text:span><text:span text:style-name="T587">}</text:span><text:span text:style-name="T588">, Max Speed:<text:s/></text:span><text:span text:style-name="T589">{</text:span><text:span text:style-name="T590">self</text:span><text:span text:style-name="T591">.max_speed</text:span><text:span text:style-name="T592">}</text:span><text:span text:style-name="T593"><text:s/>km/h"</text:span><text:span text:style-name="T594">)</text:span><text:span text:style-name="T595"><text:line-break/></text:span><text:span text:style-name="T596"><text:line-break/></text:span><text:span text:style-name="T597">class<text:s/></text:span><text:span text:style-name="T598">Car(Vehicle):</text:span><text:span text:style-name="T599"><text:line-break/><text:s text:c="4"/></text:span><text:span text:style-name="T600">def<text:s/></text:span><text:span text:style-name="T601">__init__</text:span><text:span text:style-name="T602">(</text:span><text:span text:style-name="T603">self</text:span><text:span text:style-name="T604">, name, max_speed, num_doors):</text:span><text:span text:style-name="T605"><text:line-break/><text:s text:c="8"/></text:span><text:span text:style-name="T606">super</text:span><text:span text:style-name="T607">().</text:span><text:span text:style-name="T608">__init__</text:span><text:span text:style-name="T609">(name, max_speed) <text:s/></text:span><text:span text:style-name="T610"><text:line-break/><text:s text:c="8"/></text:span><text:span text:style-name="T611">self</text:span><text:span text:style-name="T612">.num_doors = num_doors</text:span><text:span text:style-name="T613"><text:line-break/></text:span><text:span text:style-name="T614"><text:line-break/><text:s text:c="4"/></text:span><text:span text:style-name="T615">def<text:s/></text:span><text:span text:style-name="T616">show</text:span><text:span text:style-name="T617">(</text:span><text:span text:style-name="T618">self</text:span><text:span text:style-name="T619">):</text:span><text:span text:style-name="T620"><text:line-break/><text:s text:c="8"/></text:span><text:span text:style-name="T621">super</text:span><text:span text:style-name="T622">().show() <text:s/></text:span><text:span text:style-name="T623"><text:line-break/><text:s text:c="8"/></text:span><text:span text:style-name="T624">print</text:span><text:span text:style-name="T625">(</text:span><text:span text:style-name="T626">f"Number of Doors:<text:s/></text:span><text:span text:style-name="T627">{</text:span><text:span text:style-name="T628">self</text:span><text:span text:style-name="T629">.num_doors</text:span><text:span text:style-name="T630">}</text:span><text:span text:style-name="T631">"</text:span><text:span text:style-name="T632">)</text:span><text:span text:style-name="T633"><text:line-break/></text:span><text:span text:style-name="T634"><text:line-break/>car1 = Car(</text:span><text:span text:style-name="T635">"Toyota"</text:span><text:span text:style-name="T636">,<text:s/></text:span><text:span text:style-name="T637">180</text:span><text:span text:style-name="T638">,<text:s/></text:span><text:span text:style-name="T639">4</text:span><text:span text:style-name="T640">)</text:span><text:span text:style-name="T641"><text:line-break/>car2 = Car(</text:span><text:span text:style-name="T642">"Tata"</text:span><text:span text:style-name="T643">,<text:s/></text:span><text:span text:style-name="T644">160</text:span><text:span text:style-name="T645">,<text:s/></text:span><text:span text:style-name="T646">4</text:span><text:span text:style-name="T647">)</text:span><text:span text:style-name="T648"><text:line-break/></text:span><text:span text:style-name="T649"><text:line-break/>car1.show()</text:span><text:span text:style-name="T650"><text:line-break/>car2.show()</text:span></text:p>
      <text:p text:style-name="P651"/>
      <text:soft-page-break/>
      <text:list text:style-name="LFO1" text:continue-numbering="true">
        <text:list-item>
          <text:p text:style-name="P652"><text:span text:style-name="T653">Use the<text:s/></text:span><text:span text:style-name="T654">abc</text:span><text:span text:style-name="T655"><text:s/>module to create an abstract class<text:s/></text:span><text:span text:style-name="T656">Shape</text:span><text:span text:style-name="T657"><text:s/>with a method<text:s/></text:span><text:span text:style-name="T658">area()</text:span><text:span text:style-name="T659">. Implement this class in child classes<text:s/></text:span><text:span text:style-name="T660">Square</text:span><text:span text:style-name="T661"><text:s/>and<text:s/></text:span><text:span text:style-name="T662">Circle</text:span><text:span text:style-name="T663">. Write a script to compute and display the areas of a square and a circle using the same method.</text:span></text:p>
        </text:list-item>
      </text:list>
      <text:p text:style-name="P664"><text:span text:style-name="T665">from<text:s/></text:span><text:span text:style-name="T666">abc<text:s/></text:span><text:span text:style-name="T667">import<text:s/></text:span><text:span text:style-name="T668">ABC, abstractmethod</text:span><text:span text:style-name="T669"><text:line-break/></text:span><text:span text:style-name="T670"><text:line-break/></text:span><text:span text:style-name="T671">class<text:s/></text:span><text:span text:style-name="T672">Shape(ABC):</text:span><text:span text:style-name="T673"><text:line-break/><text:s text:c="4"/></text:span><text:span text:style-name="T674">@abstractmethod</text:span><text:span text:style-name="T675"><text:line-break/><text:s text:c="4"/></text:span><text:span text:style-name="T676">def<text:s/></text:span><text:span text:style-name="T677">area</text:span><text:span text:style-name="T678">(</text:span><text:span text:style-name="T679">self</text:span><text:span text:style-name="T680">):</text:span><text:span text:style-name="T681"><text:line-break/><text:s text:c="8"/></text:span><text:span text:style-name="T682">pass</text:span><text:span text:style-name="T683"><text:line-break/></text:span><text:span text:style-name="T684"><text:line-break/>class<text:s/></text:span><text:span text:style-name="T685">Square(Shape):</text:span><text:span text:style-name="T686"><text:line-break/><text:s text:c="4"/></text:span><text:span text:style-name="T687">def<text:s/></text:span><text:span text:style-name="T688">__init__</text:span><text:span text:style-name="T689">(</text:span><text:span text:style-name="T690">self</text:span><text:span text:style-name="T691">, side):</text:span><text:span text:style-name="T692"><text:line-break/><text:s text:c="8"/></text:span><text:span text:style-name="T693">self</text:span><text:span text:style-name="T694">.side = side</text:span><text:span text:style-name="T695"><text:line-break/></text:span><text:span text:style-name="T696"><text:line-break/><text:s text:c="4"/></text:span><text:span text:style-name="T697">def<text:s/></text:span><text:span text:style-name="T698">area</text:span><text:span text:style-name="T699">(</text:span><text:span text:style-name="T700">self</text:span><text:span text:style-name="T701">):</text:span><text:span text:style-name="T702"><text:line-break/><text:s text:c="8"/></text:span><text:span text:style-name="T703">return<text:s/></text:span><text:span text:style-name="T704">self</text:span><text:span text:style-name="T705">.side *<text:s/></text:span><text:span text:style-name="T706">self</text:span><text:span text:style-name="T707">.side</text:span><text:span text:style-name="T708"><text:line-break/></text:span><text:span text:style-name="T709"><text:line-break/></text:span><text:span text:style-name="T710">class<text:s/></text:span><text:span text:style-name="T711">Circle(Shape):</text:span><text:span text:style-name="T712"><text:line-break/><text:s text:c="4"/></text:span><text:span text:style-name="T713">def<text:s/></text:span><text:span text:style-name="T714">__init__</text:span><text:span text:style-name="T715">(</text:span><text:span text:style-name="T716">self</text:span><text:span text:style-name="T717">, radius):</text:span><text:span text:style-name="T718"><text:line-break/><text:s text:c="8"/></text:span><text:span text:style-name="T719">self</text:span><text:span text:style-name="T720">.radius = radius</text:span><text:span text:style-name="T721"><text:line-break/></text:span><text:span text:style-name="T722"><text:line-break/><text:s text:c="4"/></text:span><text:span text:style-name="T723">def<text:s/></text:span><text:span text:style-name="T724">area</text:span><text:span text:style-name="T725">(</text:span><text:span text:style-name="T726">self</text:span><text:span text:style-name="T727">):</text:span><text:span text:style-name="T728"><text:line-break/><text:s text:c="8"/></text:span><text:span text:style-name="T729">return<text:s/></text:span><text:span text:style-name="T730">3.14<text:s/></text:span><text:span text:style-name="T731">*<text:s/></text:span><text:span text:style-name="T732">self</text:span><text:span text:style-name="T733">.radius *<text:s/></text:span><text:span text:style-name="T734">self</text:span><text:span text:style-name="T735">.radius</text:span><text:span text:style-name="T736"><text:line-break/></text:span><text:span text:style-name="T737"><text:line-break/>square = Square(</text:span><text:span text:style-name="T738">4</text:span><text:span text:style-name="T739">)</text:span><text:span text:style-name="T740"><text:line-break/>circle = Circle(</text:span><text:span text:style-name="T741">3</text:span><text:span text:style-name="T742">)</text:span><text:span text:style-name="T743"><text:line-break/></text:span><text:span text:style-name="T744"><text:line-break/></text:span><text:span text:style-name="T745">print</text:span><text:span text:style-name="T746">(</text:span><text:span text:style-name="T747">f"Area of the square:<text:s/></text:span><text:span text:style-name="T748">{</text:span><text:span text:style-name="T749">square.area()</text:span><text:span text:style-name="T750">}</text:span><text:span text:style-name="T751">"</text:span><text:span text:style-name="T752">)</text:span><text:span text:style-name="T753"><text:line-break/></text:span><text:span text:style-name="T754">print</text:span><text:span text:style-name="T755">(</text:span><text:span text:style-name="T756">f"Area of the circle:<text:s/></text:span><text:span text:style-name="T757">{</text:span><text:span text:style-name="T758">circle.area()</text:span><text:span text:style-name="T759">}</text:span><text:span text:style-name="T760">"</text:span><text:span text:style-name="T761">)</text:span></text:p>
      <text:p text:style-name="P762"/>
      <text:list text:style-name="LFO1" text:continue-numbering="true">
        <text:list-item>
          <text:p text:style-name="P763"><text:span text:style-name="T764">Write a function<text:s/></text:span><text:span text:style-name="T765">describe_pet()</text:span><text:span text:style-name="T766"><text:s/>that accepts an object and calls the<text:s/></text:span><text:span text:style-name="T767">speak()</text:span><text:span text:style-name="T768"><text:s/>method on it. Create two classes,<text:s/></text:span><text:span text:style-name="T769">Parrot</text:span><text:span text:style-name="T770"><text:s/>and<text:s/></text:span><text:span text:style-name="T771">Fish</text:span><text:span text:style-name="T772">, where only the<text:s/></text:span><text:span text:style-name="T773">Parrot</text:span><text:span text:style-name="T774"><text:s/>class has a<text:s/></text:span><text:span text:style-name="T775">speak()</text:span><text:span text:style-name="T776"><text:s/>method. Pass objects of both classes to<text:s/></text:span><text:span text:style-name="T777">describe_pet()</text:span><text:span text:style-name="T778"><text:s/>and observe the behavior.</text:span></text:p>
        </text:list-item>
      </text:list>
      <text:p text:style-name="P779"><text:span text:style-name="T780">class<text:s/></text:span><text:span text:style-name="T781">Parrot:</text:span><text:span text:style-name="T782"><text:line-break/><text:s text:c="4"/></text:span><text:span text:style-name="T783">def<text:s/></text:span><text:span text:style-name="T784">speak</text:span><text:span text:style-name="T785">(</text:span><text:span text:style-name="T786">self</text:span><text:span text:style-name="T787">):</text:span><text:span text:style-name="T788"><text:line-break/><text:s text:c="8"/></text:span><text:span text:style-name="T789">print</text:span><text:span text:style-name="T790">(</text:span><text:span text:style-name="T791">"Parrot says: Squawk!"</text:span><text:span text:style-name="T792">)</text:span><text:span text:style-name="T793"><text:line-break/></text:span><text:span text:style-name="T794"><text:line-break/></text:span><text:span text:style-name="T795">class<text:s/></text:span><text:span text:style-name="T796">Fish:</text:span><text:span text:style-name="T797"><text:line-break/><text:s text:c="4"/></text:span><text:span text:style-name="T798">pass</text:span><text:span text:style-name="T799"><text:line-break/></text:span><text:span text:style-name="T800"><text:line-break/>def<text:s/></text:span><text:span text:style-name="T801">describe_pet</text:span><text:span text:style-name="T802">(pet):</text:span><text:span text:style-name="T803"><text:line-break/><text:s text:c="4"/></text:span><text:span text:style-name="T804">try</text:span><text:span text:style-name="T805">:</text:span><text:span text:style-name="T806"><text:line-break/><text:s text:c="8"/>pet.speak()</text:span><text:span text:style-name="T807"><text:line-break/><text:s text:c="4"/></text:span><text:span text:style-name="T808">except<text:s/></text:span><text:span text:style-name="T809">AttributeError</text:span><text:span text:style-name="T810">:</text:span><text:span text:style-name="T811"><text:line-break/><text:s text:c="8"/></text:span><text:span text:style-name="T812">print</text:span><text:span text:style-name="T813">(</text:span><text:span text:style-name="T814">f"</text:span><text:span text:style-name="T815">{</text:span><text:span text:style-name="T816">pet.__class__.</text:span><text:span text:style-name="T817">__name__</text:span><text:span text:style-name="T818">}</text:span><text:span text:style-name="T819"><text:s/>cannot speak."</text:span><text:span text:style-name="T820">)</text:span><text:span text:style-name="T821"><text:line-break/></text:span><text:span text:style-name="T822"><text:line-break/>parrot = Parrot()</text:span><text:span text:style-name="T823"><text:line-break/>fish = Fish()</text:span><text:span text:style-name="T824"><text:line-break/></text:span><text:span text:style-name="T825"><text:line-break/></text:span><text:span text:style-name="T826">print</text:span><text:span text:style-name="T827">(</text:span><text:span text:style-name="T828">"Describing a Parrot:"</text:span><text:span text:style-name="T829">)</text:span><text:span text:style-name="T830"><text:line-break/>describe_pet(parrot)</text:span><text:span text:style-name="T831"><text:line-break/></text:span><text:span text:style-name="T832"><text:line-break/></text:span><text:span text:style-name="T833">print</text:span><text:span text:style-name="T834">(</text:span><text:span text:style-name="T835">"</text:span><text:span text:style-name="T836">\n</text:span><text:span text:style-name="T837">Describing a Fish:"</text:span><text:span text:style-name="T838">)</text:span><text:span text:style-name="T839"><text:line-break/>describe_pet(fish)</text:span></text:p>
      <text:p text:style-name="P840"/>
      <text:soft-page-break/>
      <text:list text:style-name="LFO1" text:continue-numbering="true">
        <text:list-item>
          <text:p text:style-name="P841"><text:span text:style-name="T842">Create two classes,<text:s/></text:span><text:span text:style-name="T843">EvenNumbers</text:span><text:span text:style-name="T844"><text:s/>and<text:s/></text:span><text:span text:style-name="T845">OddNumbers</text:span><text:span text:style-name="T846">, with a method<text:s/></text:span><text:span text:style-name="T847">generate_numbers(n)</text:span><text:span text:style-name="T848"><text:s/>that generates the first<text:s/></text:span><text:span text:style-name="T849">n</text:span><text:span text:style-name="T850"><text:s/>even or odd numbers. Write a function that takes an object of either class and prints the numbers.</text:span></text:p>
        </text:list-item>
      </text:list>
      <text:p text:style-name="P851"><text:span text:style-name="T852">class<text:s/></text:span><text:span text:style-name="T853">EvenNumbers:</text:span><text:span text:style-name="T854"><text:line-break/><text:s text:c="4"/></text:span><text:span text:style-name="T855">def<text:s/></text:span><text:span text:style-name="T856">generate_numbers</text:span><text:span text:style-name="T857">(</text:span><text:span text:style-name="T858">self</text:span><text:span text:style-name="T859">, n):</text:span><text:span text:style-name="T860"><text:line-break/><text:s text:c="8"/>i =<text:s/></text:span><text:span text:style-name="T861">0</text:span><text:span text:style-name="T862"><text:line-break/><text:s text:c="8"/></text:span><text:span text:style-name="T863">count =<text:s/></text:span><text:span text:style-name="T864">0</text:span><text:span text:style-name="T865"><text:line-break/><text:s text:c="8"/></text:span><text:span text:style-name="T866">while<text:s/></text:span><text:span text:style-name="T867">count &lt; n:</text:span><text:span text:style-name="T868"><text:line-break/><text:s text:c="12"/></text:span><text:span text:style-name="T869">if<text:s/></text:span><text:span text:style-name="T870">i %<text:s/></text:span><text:span text:style-name="T871">2<text:s/></text:span><text:span text:style-name="T872">==<text:s/></text:span><text:span text:style-name="T873">0</text:span><text:span text:style-name="T874">:</text:span><text:span text:style-name="T875"><text:line-break/><text:s text:c="16"/></text:span><text:span text:style-name="T876">print</text:span><text:span text:style-name="T877">(i,<text:s/></text:span><text:span text:style-name="T878">end</text:span><text:span text:style-name="T879">=</text:span><text:span text:style-name="T880">" "</text:span><text:span text:style-name="T881">)</text:span><text:span text:style-name="T882"><text:line-break/><text:s text:c="16"/>count +=<text:s/></text:span><text:span text:style-name="T883">1</text:span><text:span text:style-name="T884"><text:line-break/><text:s text:c="12"/></text:span><text:span text:style-name="T885">i +=<text:s/></text:span><text:span text:style-name="T886">1</text:span><text:span text:style-name="T887"><text:line-break/><text:s text:c="8"/></text:span><text:span text:style-name="T888">print</text:span><text:span text:style-name="T889">() <text:s/></text:span><text:span text:style-name="T890"><text:line-break/></text:span><text:span text:style-name="T891"><text:line-break/></text:span><text:span text:style-name="T892">class<text:s/></text:span><text:span text:style-name="T893">OddNumbers:</text:span><text:span text:style-name="T894"><text:line-break/><text:s text:c="4"/></text:span><text:span text:style-name="T895">def<text:s/></text:span><text:span text:style-name="T896">generate_numbers</text:span><text:span text:style-name="T897">(</text:span><text:span text:style-name="T898">self</text:span><text:span text:style-name="T899">, n):</text:span><text:span text:style-name="T900"><text:line-break/><text:s text:c="8"/>i =<text:s/></text:span><text:span text:style-name="T901">1</text:span><text:span text:style-name="T902"><text:line-break/><text:s text:c="8"/></text:span><text:span text:style-name="T903">count =<text:s/></text:span><text:span text:style-name="T904">0</text:span><text:span text:style-name="T905"><text:line-break/><text:s text:c="8"/></text:span><text:span text:style-name="T906">while<text:s/></text:span><text:span text:style-name="T907">count &lt; n:</text:span><text:span text:style-name="T908"><text:line-break/><text:s text:c="12"/></text:span><text:span text:style-name="T909">if<text:s/></text:span><text:span text:style-name="T910">i %<text:s/></text:span><text:span text:style-name="T911">2<text:s/></text:span><text:span text:style-name="T912">!=<text:s/></text:span><text:span text:style-name="T913">0</text:span><text:span text:style-name="T914">:</text:span><text:span text:style-name="T915"><text:line-break/><text:s text:c="16"/></text:span><text:span text:style-name="T916">print</text:span><text:span text:style-name="T917">(i,<text:s/></text:span><text:span text:style-name="T918">end</text:span><text:span text:style-name="T919">=</text:span><text:span text:style-name="T920">" "</text:span><text:span text:style-name="T921">)</text:span><text:span text:style-name="T922"><text:line-break/><text:s text:c="16"/>count +=<text:s/></text:span><text:span text:style-name="T923">1</text:span><text:span text:style-name="T924"><text:line-break/><text:s text:c="12"/></text:span><text:span text:style-name="T925">i +=<text:s/></text:span><text:span text:style-name="T926">1</text:span><text:span text:style-name="T927"><text:line-break/><text:s text:c="8"/></text:span><text:span text:style-name="T928">print</text:span><text:span text:style-name="T929">()<text:s/></text:span><text:span text:style-name="T930"><text:line-break/></text:span><text:span text:style-name="T931"><text:line-break/></text:span><text:span text:style-name="T932">def<text:s/></text:span><text:span text:style-name="T933">print_numbers</text:span><text:span text:style-name="T934">(number_generator, n):</text:span><text:span text:style-name="T935"><text:line-break/><text:s text:c="4"/>number_generator.generate_numbers(n)</text:span><text:span text:style-name="T936"><text:line-break/></text:span><text:span text:style-name="T937"><text:line-break/>even_generator = EvenNumbers()</text:span><text:span text:style-name="T938"><text:line-break/>odd_generator = OddNumbers()</text:span><text:span text:style-name="T939"><text:line-break/></text:span><text:span text:style-name="T940"><text:line-break/></text:span><text:span text:style-name="T941">print</text:span><text:span text:style-name="T942">(</text:span><text:span text:style-name="T943">"First 5 even numbers:"</text:span><text:span text:style-name="T944">)</text:span><text:span text:style-name="T945"><text:line-break/>print_numbers(even_generator,<text:s/></text:span><text:span text:style-name="T946">5</text:span><text:span text:style-name="T947">)</text:span><text:span text:style-name="T948"><text:line-break/></text:span><text:span text:style-name="T949"><text:line-break/></text:span><text:span text:style-name="T950">print</text:span><text:span text:style-name="T951">(</text:span><text:span text:style-name="T952">"First 5 odd numbers:"</text:span><text:span text:style-name="T953">)</text:span><text:span text:style-name="T954"><text:line-break/>print_numbers(odd_generator,<text:s/></text:span><text:span text:style-name="T955">5</text:span><text:span text:style-name="T956">)</text:span></text:p>
      <text:p text:style-name="P957"/>
      <text:list text:style-name="LFO1" text:continue-numbering="true">
        <text:list-item>
          <text:p text:style-name="P958"><text:span text:style-name="T959">Create a class<text:s/></text:span><text:span text:style-name="T960">Grandparent</text:span><text:span text:style-name="T961"><text:s/>with a method<text:s/></text:span><text:span text:style-name="T962">say_hello()</text:span><text:span text:style-name="T963">. Inherit this class into<text:s/></text:span><text:span text:style-name="T964">Parent</text:span><text:span text:style-name="T965">, and then into<text:s/></text:span><text:span text:style-name="T966">Child</text:span><text:span text:style-name="T967">. Demonstrate how the<text:s/></text:span><text:span text:style-name="T968">Child</text:span><text:span text:style-name="T969"><text:s/>class can access methods from<text:s/></text:span><text:span text:style-name="T970">Grandparent</text:span><text:span text:style-name="T971"><text:s/>and<text:s/></text:span><text:span text:style-name="T972">Parent</text:span><text:span text:style-name="T973">.</text:span></text:p>
        </text:list-item>
      </text:list>
      <text:p text:style-name="P974"><text:span text:style-name="T975">class<text:s/></text:span><text:span text:style-name="T976">Grandparent:</text:span><text:span text:style-name="T977"><text:line-break/><text:s text:c="4"/></text:span><text:span text:style-name="T978">def<text:s/></text:span><text:span text:style-name="T979">say_hello</text:span><text:span text:style-name="T980">(</text:span><text:span text:style-name="T981">self</text:span><text:span text:style-name="T982">):</text:span><text:span text:style-name="T983"><text:line-break/><text:s text:c="8"/></text:span><text:span text:style-name="T984">print</text:span><text:span text:style-name="T985">(</text:span><text:span text:style-name="T986">"Hello from Grandparent"</text:span><text:span text:style-name="T987">)</text:span><text:span text:style-name="T988"><text:line-break/></text:span><text:span text:style-name="T989">class<text:s/></text:span><text:span text:style-name="T990">Parent(Grandparent):</text:span><text:span text:style-name="T991"><text:line-break/><text:s text:c="4"/></text:span><text:span text:style-name="T992">def<text:s/></text:span><text:span text:style-name="T993">say_hello_from_parent</text:span><text:span text:style-name="T994">(</text:span><text:span text:style-name="T995">self</text:span><text:span text:style-name="T996">):</text:span><text:span text:style-name="T997"><text:line-break/><text:s text:c="8"/></text:span><text:span text:style-name="T998">print</text:span><text:span text:style-name="T999">(</text:span><text:span text:style-name="T1000">"Hello from Parent"</text:span><text:span text:style-name="T1001">)</text:span><text:span text:style-name="T1002"><text:line-break/></text:span><text:span text:style-name="T1003">class<text:s/></text:span><text:span text:style-name="T1004">Child(Parent):</text:span><text:span text:style-name="T1005"><text:line-break/><text:s text:c="4"/></text:span><text:span text:style-name="T1006">def<text:s/></text:span><text:span text:style-name="T1007">say_hello_from_child</text:span><text:span text:style-name="T1008">(</text:span><text:span text:style-name="T1009">self</text:span><text:span text:style-name="T1010">):</text:span><text:span text:style-name="T1011"><text:line-break/><text:s text:c="8"/></text:span><text:span text:style-name="T1012">print</text:span><text:span text:style-name="T1013">(</text:span><text:span text:style-name="T1014">"Hello from child"</text:span><text:span text:style-name="T1015">)</text:span><text:span text:style-name="T1016"><text:line-break/></text:span><text:span text:style-name="T1017"><text:line-break/>ob1 = Child()</text:span><text:span text:style-name="T1018"><text:line-break/>ob1.say_hello()</text:span><text:span text:style-name="T1019"><text:line-break/>ob1.say_hello_from_parent()</text:span><text:span text:style-name="T1020"><text:line-break/>ob1.say_hello_from_child()</text:span></text:p>
      <text:p text:style-name="P1021"/>
      <text:p text:style-name="P10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MAN KUMAR</dc:creator>
    <meta:creation-date>2024-12-13T10:03:00Z</meta:creation-date>
    <dc:date>2024-12-15T08:40:00Z</dc:date>
    <meta:template xlink:href="Normal.dotm" xlink:type="simple"/>
    <meta:editing-cycles>9</meta:editing-cycles>
    <meta:editing-duration>PT3240S</meta:editing-duration>
    <meta:document-statistic meta:page-count="5" meta:paragraph-count="15" meta:word-count="1139" meta:character-count="7618" meta:row-count="54" meta:non-whitespace-character-count="6494"/>
  </office:meta>
</office:document-meta>
</file>